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1" svg:font-family="Calibri"/>
    <style:font-face style:name="Liberation Serif" svg:font-family="'Liberation Serif'"/>
    <style:font-face style:name="Symbol" svg:font-family="Symbol"/>
    <style:font-face style:name="arial" svg:font-family="arial" style:font-family-generic="swiss"/>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282cm" loext:contextual-spacing="false" fo:line-height="105%" fo:text-align="justify" style:justify-single-word="false"/>
    </style:style>
    <style:style style:name="P2" style:family="paragraph" style:parent-style-name="Standard">
      <style:paragraph-properties fo:margin-top="0cm" fo:margin-bottom="0.282cm" loext:contextual-spacing="false" fo:line-height="105%" fo:text-align="justify"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margin-top="0cm" fo:margin-bottom="0.282cm" loext:contextual-spacing="false" fo:line-height="105%" fo:text-align="justify" style:justify-single-word="false">
        <style:tab-stops>
          <style:tab-stop style:position="0.741cm"/>
        </style:tab-stops>
      </style:paragraph-properties>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top="0cm" fo:margin-bottom="0.282cm" loext:contextual-spacing="false" fo:line-height="150%" fo:text-align="justify"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cm" fo:margin-bottom="0.282cm" loext:contextual-spacing="false"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margin-top="0cm" fo:margin-bottom="0.282cm" loext:contextual-spacing="false" fo:line-height="105%" fo:text-align="justify" style:justify-single-word="false"/>
      <style:text-properties style:use-window-font-color="true" style:font-name="Liberation Serif" fo:font-size="18pt" fo:font-weight="bold" fo:background-color="transparent" style:font-name-asian="Liberation Serif" style:font-name-complex="Liberation Serif"/>
    </style:style>
    <style:style style:name="P7" style:family="paragraph" style:parent-style-name="Standard">
      <style:paragraph-properties fo:margin-top="0cm" fo:margin-bottom="0.282cm" loext:contextual-spacing="false" fo:line-height="105%" fo:text-align="justify" style:justify-single-word="false"/>
      <style:text-properties style:use-window-font-color="true" style:font-name="Liberation Serif" fo:font-size="18pt" fo:font-style="italic" fo:font-weight="normal" officeooo:paragraph-rsid="0014db1d" fo:background-color="transparent" style:font-name-asian="Liberation Serif" style:font-name-complex="Liberation Serif"/>
    </style:style>
    <style:style style:name="P8" style:family="paragraph" style:parent-style-name="Standard">
      <style:paragraph-properties fo:margin-top="0cm" fo:margin-bottom="0.282cm" loext:contextual-spacing="false" fo:line-height="105%" fo:text-align="justify" style:justify-single-word="false"/>
      <style:text-properties style:use-window-font-color="true" style:font-name="Arial" fo:font-size="12pt" fo:font-weight="normal" fo:background-color="transparent" style:font-name-asian="Arial" style:font-name-complex="Arial"/>
    </style:style>
    <style:style style:name="P9" style:family="paragraph" style:parent-style-name="Standard">
      <style:paragraph-properties fo:margin-top="0cm" fo:margin-bottom="0.282cm" loext:contextual-spacing="false" fo:line-height="150%" fo:text-align="justify" style:justify-single-word="false"/>
      <style:text-properties style:use-window-font-color="true" style:font-name="Arial" fo:font-size="12pt" fo:font-weight="normal" fo:background-color="transparent" style:font-name-asian="Arial" style:font-name-complex="Arial"/>
    </style:style>
    <style:style style:name="P10" style:family="paragraph" style:parent-style-name="Standard">
      <style:paragraph-properties fo:margin-top="0cm" fo:margin-bottom="0.282cm" loext:contextual-spacing="false" fo:line-height="105%" fo:text-align="justify" style:justify-single-word="false"/>
      <style:text-properties style:use-window-font-color="true" style:font-name="Arial" fo:font-size="14pt" fo:font-weight="bold" fo:background-color="transparent" style:font-name-asian="Arial" style:font-name-complex="Arial"/>
    </style:style>
    <style:style style:name="P11" style:family="paragraph" style:parent-style-name="Standard">
      <style:paragraph-properties fo:margin-top="0cm" fo:margin-bottom="0.282cm" loext:contextual-spacing="false" fo:line-height="105%" fo:text-align="justify" style:justify-single-word="false"/>
      <style:text-properties style:use-window-font-color="true" style:font-name="arial" fo:font-size="14pt" fo:font-style="normal" fo:font-weight="bold" officeooo:rsid="001d0f07" officeooo:paragraph-rsid="001d0f07" fo:background-color="transparent" style:font-name-asian="Liberation Serif" style:font-size-asian="14pt" style:font-style-asian="normal" style:font-weight-asian="bold" style:font-name-complex="Liberation Serif" style:font-size-complex="14pt" style:font-style-complex="normal" style:font-weight-complex="bold"/>
    </style:style>
    <style:style style:name="P12" style:family="paragraph" style:parent-style-name="Standard">
      <style:paragraph-properties fo:margin-top="0cm" fo:margin-bottom="0.282cm" loext:contextual-spacing="false" fo:line-height="105%" fo:text-align="justify" style:justify-single-word="false"/>
      <style:text-properties style:use-window-font-color="true" style:font-name="arial" fo:font-size="12pt" fo:font-style="normal" fo:font-weight="normal" officeooo:rsid="001d0f07" officeooo:paragraph-rsid="001d0f07"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13" style:family="paragraph" style:parent-style-name="Standard">
      <style:paragraph-properties fo:margin-top="0cm" fo:margin-bottom="0.282cm" loext:contextual-spacing="false" fo:line-height="105%" fo:text-align="justify" style:justify-single-word="false"/>
      <style:text-properties style:use-window-font-color="true" style:font-name="arial" fo:font-size="12pt" fo:font-style="normal" fo:font-weight="normal" officeooo:rsid="001d0f07" officeooo:paragraph-rsid="0028c588"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14" style:family="paragraph" style:parent-style-name="Standard">
      <style:paragraph-properties fo:margin-top="0cm" fo:margin-bottom="0.282cm" loext:contextual-spacing="false" fo:line-height="105%" fo:text-align="justify" style:justify-single-word="false"/>
      <style:text-properties style:use-window-font-color="true" style:font-name="arial" fo:font-size="12pt" fo:font-style="normal" fo:font-weight="normal" officeooo:rsid="001d6533" officeooo:paragraph-rsid="001d0f07"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15" style:family="paragraph" style:parent-style-name="Standard">
      <style:paragraph-properties fo:margin-top="0cm" fo:margin-bottom="0.282cm" loext:contextual-spacing="false" fo:line-height="105%" fo:text-align="justify" style:justify-single-word="false"/>
      <style:text-properties style:use-window-font-color="true" style:font-name="arial" fo:font-size="12pt" fo:font-style="normal" fo:font-weight="normal" officeooo:rsid="001f0069" officeooo:paragraph-rsid="001f0069"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16" style:family="paragraph" style:parent-style-name="Standard">
      <style:paragraph-properties fo:margin-top="0cm" fo:margin-bottom="0.282cm" loext:contextual-spacing="false" fo:line-height="105%" fo:text-align="justify" style:justify-single-word="false"/>
      <style:text-properties style:use-window-font-color="true" style:font-name="arial" fo:font-size="12pt" fo:font-style="normal" fo:font-weight="normal" officeooo:rsid="00213dfe" officeooo:paragraph-rsid="00205541"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17" style:family="paragraph" style:parent-style-name="Standard">
      <style:paragraph-properties fo:margin-top="0cm" fo:margin-bottom="0.282cm" loext:contextual-spacing="false" fo:line-height="105%" fo:text-align="justify" style:justify-single-word="false"/>
      <style:text-properties style:use-window-font-color="true" style:font-name="arial" fo:font-size="12pt" fo:font-style="normal" fo:font-weight="normal" officeooo:rsid="0018ca5c" officeooo:paragraph-rsid="001d0f07"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18" style:family="paragraph" style:parent-style-name="Standard">
      <style:paragraph-properties fo:margin-top="0cm" fo:margin-bottom="0.282cm" loext:contextual-spacing="false" fo:line-height="105%" fo:text-align="justify" style:justify-single-word="false"/>
      <style:text-properties style:use-window-font-color="true" style:font-name="arial" fo:font-size="12pt" fo:font-style="normal" fo:font-weight="bold" officeooo:rsid="001d0f07" officeooo:paragraph-rsid="001d0f07" fo:background-color="transparent" style:font-name-asian="Liberation Serif" style:font-size-asian="12pt" style:font-style-asian="normal" style:font-weight-asian="bold" style:font-name-complex="Liberation Serif" style:font-size-complex="12pt" style:font-style-complex="normal" style:font-weight-complex="bold"/>
    </style:style>
    <style:style style:name="P19" style:family="paragraph" style:parent-style-name="Standard">
      <style:paragraph-properties fo:margin-top="0cm" fo:margin-bottom="0.282cm" loext:contextual-spacing="false" fo:line-height="105%" fo:text-align="justify" style:justify-single-word="false"/>
      <style:text-properties style:use-window-font-color="true" style:font-name="arial" fo:font-size="12pt" fo:font-style="normal" fo:font-weight="bold" officeooo:rsid="001d6533" officeooo:paragraph-rsid="001d0f07" fo:background-color="transparent" style:font-name-asian="Liberation Serif" style:font-size-asian="12pt" style:font-style-asian="normal" style:font-weight-asian="bold" style:font-name-complex="Liberation Serif" style:font-size-complex="12pt" style:font-style-complex="normal" style:font-weight-complex="bold"/>
    </style:style>
    <style:style style:name="P20" style:family="paragraph" style:parent-style-name="Standard">
      <style:paragraph-properties fo:margin-top="0cm" fo:margin-bottom="0.282cm" loext:contextual-spacing="false" fo:line-height="105%" fo:text-align="justify" style:justify-single-word="false"/>
      <style:text-properties style:use-window-font-color="true" style:font-name="arial" fo:font-size="12pt" fo:font-style="normal" fo:font-weight="bold" officeooo:rsid="00205541" officeooo:paragraph-rsid="00205541" fo:background-color="transparent" style:font-name-asian="Liberation Serif" style:font-size-asian="12pt" style:font-style-asian="normal" style:font-weight-asian="bold" style:font-name-complex="Liberation Serif" style:font-size-complex="12pt" style:font-style-complex="normal" style:font-weight-complex="bold"/>
    </style:style>
    <style:style style:name="P21" style:family="paragraph" style:parent-style-name="Standard">
      <style:paragraph-properties fo:margin-top="0cm" fo:margin-bottom="0.282cm" loext:contextual-spacing="false" fo:line-height="105%" fo:text-align="justify" style:justify-single-word="false"/>
      <style:text-properties fo:font-style="normal" officeooo:paragraph-rsid="0014db1d" style:font-style-asian="normal" style:font-style-complex="normal"/>
    </style:style>
    <style:style style:name="P22" style:family="paragraph" style:parent-style-name="Standard">
      <style:paragraph-properties fo:margin-top="0cm" fo:margin-bottom="0.282cm" loext:contextual-spacing="false" fo:line-height="105%" fo:text-align="justify" style:justify-single-word="false"/>
      <style:text-properties officeooo:rsid="001d0f07" officeooo:paragraph-rsid="001d0f07"/>
    </style:style>
    <style:style style:name="P23" style:family="paragraph" style:parent-style-name="Standard">
      <style:paragraph-properties fo:margin-left="0cm" fo:margin-right="0cm" fo:margin-top="0cm" fo:margin-bottom="0.282cm" loext:contextual-spacing="false" fo:line-height="105%" fo:text-align="justify" style:justify-single-word="false" fo:text-indent="1.058cm" style:auto-text-indent="false"/>
    </style:style>
    <style:style style:name="P24" style:family="paragraph" style:parent-style-name="Standard">
      <style:paragraph-properties fo:margin-left="0cm" fo:margin-right="0cm" fo:margin-top="0cm" fo:margin-bottom="0.282cm" loext:contextual-spacing="false" fo:line-height="105%" fo:text-align="justify" style:justify-single-word="false" fo:text-indent="1.058cm" style:auto-text-indent="false"/>
      <style:text-properties style:use-window-font-color="true" style:font-name="Arial" fo:font-size="12pt" fo:font-weight="normal" fo:background-color="transparent" style:font-name-asian="Arial" style:font-name-complex="Arial"/>
    </style:style>
    <style:style style:name="P25" style:family="paragraph" style:parent-style-name="Standard">
      <style:paragraph-properties fo:margin-left="0cm" fo:margin-right="0cm" fo:margin-top="0cm" fo:margin-bottom="0.282cm" loext:contextual-spacing="false" fo:line-height="150%" fo:text-align="justify" style:justify-single-word="false" fo:text-indent="1.058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paragraph-properties fo:margin-left="0cm" fo:margin-right="0cm" fo:margin-top="0cm" fo:margin-bottom="0.282cm" loext:contextual-spacing="false" fo:line-height="105%" fo:text-align="justify" style:justify-single-word="false" fo:text-indent="1.058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paragraph-properties fo:margin-left="1.693cm" fo:margin-right="0cm" fo:margin-top="0cm" fo:margin-bottom="0.282cm" loext:contextual-spacing="false" fo:line-height="100%" fo:text-align="justify" style:justify-single-word="false" fo:text-indent="0cm" style:auto-text-indent="false"/>
    </style:style>
    <style:style style:name="P28" style:family="paragraph" style:parent-style-name="Standard">
      <style:paragraph-properties fo:margin-left="1.693cm" fo:margin-right="0cm" fo:margin-top="0cm" fo:margin-bottom="0.282cm" loext:contextual-spacing="false" fo:line-height="100%" fo:text-align="justify" style:justify-single-word="false" fo:text-indent="0cm" style:auto-text-indent="false"/>
      <style:text-properties style:use-window-font-color="true" style:font-name="Arial" fo:font-size="10pt" fo:font-weight="normal" fo:background-color="transparent" style:font-name-asian="Arial" style:font-name-complex="Arial"/>
    </style:style>
    <style:style style:name="P29" style:family="paragraph" style:parent-style-name="Standard">
      <style:paragraph-properties fo:margin-left="1.693cm" fo:margin-right="0cm" fo:margin-top="0cm" fo:margin-bottom="0.282cm" loext:contextual-spacing="false" fo:line-height="100%" fo:text-align="justify" style:justify-single-word="false" fo:text-indent="0cm" style:auto-text-indent="false">
        <style:tab-stops>
          <style:tab-stop style:position="0cm"/>
        </style:tab-stops>
      </style:paragraph-properties>
      <style:text-properties style:use-window-font-color="true" style:font-name="Arial" fo:font-size="10pt" fo:font-weight="normal" fo:background-color="transparent" style:font-name-asian="Arial" style:font-name-complex="Arial"/>
    </style:style>
    <style:style style:name="P30" style:family="paragraph" style:parent-style-name="Standard">
      <style:paragraph-properties fo:margin-left="1.693cm" fo:margin-right="0cm" fo:margin-top="0cm" fo:margin-bottom="0.282cm" loext:contextual-spacing="false"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paragraph-properties fo:margin-left="0cm" fo:margin-right="0cm" fo:margin-top="0cm" fo:margin-bottom="0.282cm" loext:contextual-spacing="false" fo:line-height="105%" fo:text-align="justify" style:justify-single-word="false" fo:text-indent="1.482cm" style:auto-text-indent="false"/>
    </style:style>
    <style:style style:name="P32" style:family="paragraph" style:parent-style-name="Standard">
      <style:paragraph-properties fo:margin-left="0cm" fo:margin-right="0cm" fo:margin-top="0cm" fo:margin-bottom="0.282cm" loext:contextual-spacing="false" fo:line-height="105%" fo:text-align="justify" style:justify-single-word="false" fo:text-indent="1.482cm" style:auto-text-indent="false"/>
      <style:text-properties style:use-window-font-color="true" style:font-name="Arial" fo:font-size="12pt" fo:font-weight="normal" fo:background-color="transparent" style:font-name-asian="Arial" style:font-name-complex="Arial"/>
    </style:style>
    <style:style style:name="P33" style:family="paragraph" style:parent-style-name="Standard">
      <style:paragraph-properties fo:margin-left="0cm" fo:margin-right="0cm" fo:margin-top="0cm" fo:margin-bottom="0.282cm" loext:contextual-spacing="false" fo:line-height="105%" fo:text-align="justify" style:justify-single-word="false" fo:text-indent="1.482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paragraph-properties fo:margin-left="1.757cm" fo:margin-right="0cm" fo:margin-top="0cm" fo:margin-bottom="0.282cm" loext:contextual-spacing="false" fo:line-height="100%" fo:text-align="justify" style:justify-single-word="false" fo:text-indent="0cm" style:auto-text-indent="false"/>
    </style:style>
    <style:style style:name="P35" style:family="paragraph" style:parent-style-name="Standard">
      <style:paragraph-properties fo:margin-left="0cm" fo:margin-right="0cm" fo:margin-top="0cm" fo:margin-bottom="0.282cm" loext:contextual-spacing="false" fo:line-height="100%" fo:text-align="justify" style:justify-single-word="false" fo:text-indent="1.062cm" style:auto-text-indent="false"/>
    </style:style>
    <style:style style:name="P36" style:family="paragraph" style:parent-style-name="Standard">
      <style:paragraph-properties fo:margin-left="0.741cm" fo:margin-right="0cm" fo:margin-top="0cm" fo:margin-bottom="0.282cm" loext:contextual-spacing="false" fo:line-height="105%" fo:text-align="justify" style:justify-single-word="false" fo:text-indent="0cm" style:auto-text-indent="false"/>
    </style:style>
    <style:style style:name="P37" style:family="paragraph" style:parent-style-name="Standard">
      <style:paragraph-properties fo:margin-left="0.741cm" fo:margin-right="0cm" fo:margin-top="0cm" fo:margin-bottom="0.282cm" loext:contextual-spacing="false" fo:line-height="105%"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38" style:family="paragraph" style:parent-style-name="Standard">
      <style:paragraph-properties fo:margin-left="0cm" fo:margin-right="0cm" fo:margin-top="0cm" fo:margin-bottom="0.282cm" loext:contextual-spacing="false" fo:line-height="105%" fo:text-align="justify" style:justify-single-word="false" fo:text-indent="1.24cm" style:auto-text-indent="false"/>
      <style:text-properties style:use-window-font-color="true" style:font-name="Arial" fo:font-size="14pt" fo:font-weight="bold" fo:background-color="transparent" style:font-name-asian="Arial" style:font-name-complex="Arial"/>
    </style:style>
    <style:style style:name="P39" style:family="paragraph" style:parent-style-name="Standard">
      <style:paragraph-properties fo:margin-left="0cm" fo:margin-right="0cm" fo:margin-top="0cm" fo:margin-bottom="0.282cm" loext:contextual-spacing="false" fo:line-height="105%" fo:text-align="justify" style:justify-single-word="false" fo:text-indent="1.24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paragraph-properties fo:margin-left="1.693cm" fo:margin-right="0cm" fo:margin-top="0cm" fo:margin-bottom="0.282cm" loext:contextual-spacing="false" fo:line-height="105%" fo:text-align="justify" style:justify-single-word="false" fo:text-indent="1.058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paragraph-properties fo:margin-left="1.693cm" fo:margin-right="0cm" fo:margin-top="0cm" fo:margin-bottom="0.282cm" loext:contextual-spacing="false" fo:line-height="105%" fo:text-align="justify" style:justify-single-word="false" fo:text-indent="1.058cm" style:auto-text-indent="false">
        <style:tab-stops>
          <style:tab-stop style:position="-0.847cm"/>
        </style:tab-stops>
      </style:paragraph-properties>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paragraph-properties fo:margin-left="1.482cm" fo:margin-right="0cm" fo:margin-top="0cm" fo:margin-bottom="0.282cm" loext:contextual-spacing="false" fo:line-height="10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paragraph-properties fo:margin-left="0.423cm" fo:margin-right="0cm" fo:margin-top="0cm" fo:margin-bottom="0.282cm" loext:contextual-spacing="false" fo:line-height="105%" fo:text-align="justify" style:justify-single-word="false" fo:text-indent="1.24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paragraph-properties fo:margin-left="0.423cm" fo:margin-right="0cm" fo:margin-top="0cm" fo:margin-bottom="0.282cm" loext:contextual-spacing="false" fo:line-height="105%" fo:text-align="justify" style:justify-single-word="false" fo:text-indent="1.2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paragraph-properties fo:margin-left="0cm" fo:margin-right="0cm" fo:margin-top="0cm" fo:margin-bottom="0.282cm" loext:contextual-spacing="false" fo:line-height="105%" fo:text-align="justify" style:justify-single-word="false" fo:text-indent="2.282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paragraph-properties fo:margin-left="0cm" fo:margin-right="0cm" fo:margin-top="0cm" fo:margin-bottom="0.282cm" loext:contextual-spacing="false" fo:line-height="105%" fo:text-align="justify" style:justify-single-word="false" fo:text-indent="0.744cm" style:auto-text-indent="false"/>
      <style:text-properties style:use-window-font-color="true" style:font-name="Arial" fo:font-size="14pt" fo:font-weight="bold" fo:background-color="transparent" style:font-name-asian="Arial" style:font-name-complex="Arial"/>
    </style:style>
    <style:style style:name="P47" style:family="paragraph" style:parent-style-name="Standard" style:list-style-name="L1">
      <style:paragraph-properties fo:margin-top="0cm" fo:margin-bottom="0.282cm" loext:contextual-spacing="false" fo:line-height="105%" fo:text-align="justify" style:justify-single-word="false"/>
      <style:text-properties style:use-window-font-color="true" style:font-name="arial" fo:font-size="12pt" fo:font-style="normal" fo:font-weight="normal" officeooo:rsid="001f0069" officeooo:paragraph-rsid="001f0069"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48" style:family="paragraph" style:parent-style-name="Standard">
      <style:paragraph-properties fo:margin-top="0cm" fo:margin-bottom="0.282cm" loext:contextual-spacing="false" fo:line-height="105%" fo:text-align="justify" style:justify-single-word="false"/>
      <style:text-properties style:use-window-font-color="true" style:font-name="arial" fo:font-size="14pt" fo:font-style="normal" fo:font-weight="bold" officeooo:rsid="0024408f" officeooo:paragraph-rsid="001d0f07" fo:background-color="transparent" style:font-name-asian="Liberation Serif" style:font-size-asian="14pt" style:font-style-asian="normal" style:font-weight-asian="bold" style:font-name-complex="Liberation Serif" style:font-size-complex="14pt" style:font-style-complex="normal" style:font-weight-complex="bold"/>
    </style:style>
    <style:style style:name="P49" style:family="paragraph" style:parent-style-name="Standard" style:list-style-name="L4">
      <style:paragraph-properties fo:margin-top="0cm" fo:margin-bottom="0.282cm" loext:contextual-spacing="false" fo:line-height="105%" fo:text-align="justify" style:justify-single-word="false">
        <style:tab-stops>
          <style:tab-stop style:position="-2.223cm"/>
        </style:tab-stops>
      </style:paragraph-properties>
      <style:text-properties style:use-window-font-color="true" style:font-name="Arial" fo:font-size="12pt" fo:font-weight="normal" fo:background-color="transparent" style:font-name-asian="Arial" style:font-name-complex="Arial"/>
    </style:style>
    <style:style style:name="P50" style:family="paragraph" style:parent-style-name="Standard" style:list-style-name="L5">
      <style:paragraph-properties fo:margin-top="0cm" fo:margin-bottom="0.282cm" loext:contextual-spacing="false" fo:line-height="105%" fo:text-align="justify" style:justify-single-word="false">
        <style:tab-stops>
          <style:tab-stop style:position="-2.223cm"/>
        </style:tab-stops>
      </style:paragraph-properties>
      <style:text-properties style:use-window-font-color="true" style:font-name="Arial" fo:font-size="12pt" fo:font-weight="normal" fo:background-color="transparent" style:font-name-asian="Arial" style:font-name-complex="Arial"/>
    </style:style>
    <style:style style:name="P51" style:family="paragraph" style:parent-style-name="Standard" style:list-style-name="L6">
      <style:paragraph-properties fo:margin-top="0cm" fo:margin-bottom="0.282cm" loext:contextual-spacing="false" fo:line-height="105%" fo:text-align="justify" style:justify-single-word="false">
        <style:tab-stops>
          <style:tab-stop style:position="-2.223cm"/>
        </style:tab-stops>
      </style:paragraph-properties>
      <style:text-properties style:use-window-font-color="true" style:font-name="Arial" fo:font-size="12pt" fo:font-weight="normal" fo:background-color="transparent" style:font-name-asian="Arial" style:font-name-complex="Arial"/>
    </style:style>
    <style:style style:name="P52" style:family="paragraph" style:parent-style-name="Standard" style:list-style-name="L8">
      <style:paragraph-properties fo:margin-top="0cm" fo:margin-bottom="0.282cm" loext:contextual-spacing="false" fo:line-height="105%" fo:text-align="justify" style:justify-single-word="false"/>
      <style:text-properties style:use-window-font-color="true" style:font-name="Arial" fo:font-size="12pt" fo:font-weight="normal" fo:background-color="transparent" style:font-name-asian="Arial" style:font-name-complex="Arial"/>
    </style:style>
    <style:style style:name="P53" style:family="paragraph" style:parent-style-name="Standard">
      <style:paragraph-properties fo:margin-top="0cm" fo:margin-bottom="0.282cm" loext:contextual-spacing="false" fo:line-height="105%" fo:text-align="justify" style:justify-single-word="false"/>
      <style:text-properties style:use-window-font-color="true" style:font-name="Arial" fo:font-size="12pt" fo:font-weight="bold" fo:background-color="transparent" style:font-name-asian="Arial" style:font-size-asian="12pt" style:font-name-complex="Arial" style:font-size-complex="12pt"/>
    </style:style>
    <style:style style:name="P54" style:family="paragraph" style:parent-style-name="Standard">
      <style:paragraph-properties fo:margin-top="0cm" fo:margin-bottom="0.282cm" loext:contextual-spacing="false" fo:line-height="105%" fo:text-align="justify" style:justify-single-word="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paragraph-properties fo:margin-top="0cm" fo:margin-bottom="0.282cm" loext:contextual-spacing="false" fo:line-height="105%" fo:text-align="justify" style:justify-single-word="false"/>
      <style:text-properties style:use-window-font-color="true" style:font-name="arial" fo:font-size="14pt" fo:font-weight="bold" officeooo:rsid="0034f8bc" officeooo:paragraph-rsid="0034f8bc" fo:background-color="transparent" style:font-name-asian="Calibri1" style:font-size-asian="14pt" style:font-weight-asian="bold" style:font-name-complex="Calibri1" style:font-size-complex="14pt" style:font-weight-complex="bold"/>
    </style:style>
    <style:style style:name="P56" style:family="paragraph" style:parent-style-name="Standard">
      <style:paragraph-properties fo:margin-top="0cm" fo:margin-bottom="0.282cm" loext:contextual-spacing="false" fo:line-height="105%" fo:text-align="justify" style:justify-single-word="false"/>
    </style:style>
    <style:style style:name="P57" style:family="paragraph" style:parent-style-name="Standard" style:list-style-name="L2">
      <style:paragraph-properties fo:margin-top="0cm" fo:margin-bottom="0.282cm" loext:contextual-spacing="false" fo:line-height="105%" fo:text-align="justify" style:justify-single-word="false"/>
    </style:style>
    <style:style style:name="P58" style:family="paragraph" style:parent-style-name="Standard" style:list-style-name="L3">
      <style:paragraph-properties fo:margin-top="0cm" fo:margin-bottom="0.282cm" loext:contextual-spacing="false" fo:line-height="105%" fo:text-align="justify" style:justify-single-word="false"/>
    </style:style>
    <style:style style:name="P59" style:family="paragraph" style:parent-style-name="Standard" style:list-style-name="L8">
      <style:paragraph-properties fo:margin-top="0cm" fo:margin-bottom="0.282cm" loext:contextual-spacing="false" fo:line-height="105%" fo:text-align="justify" style:justify-single-word="false"/>
    </style:style>
    <style:style style:name="P60" style:family="paragraph" style:parent-style-name="Standard">
      <style:paragraph-properties fo:margin-top="0cm" fo:margin-bottom="0.282cm" loext:contextual-spacing="false" fo:line-height="105%" fo:text-align="justify" style:justify-single-word="false"/>
      <style:text-properties officeooo:paragraph-rsid="0032c2ab"/>
    </style:style>
    <style:style style:name="P61" style:family="paragraph" style:parent-style-name="Standard">
      <style:paragraph-properties fo:margin-top="0cm" fo:margin-bottom="0.282cm" loext:contextual-spacing="false" fo:line-height="105%" fo:text-align="justify" style:justify-single-word="false"/>
      <style:text-properties officeooo:paragraph-rsid="0036c237"/>
    </style:style>
    <style:style style:name="P62" style:family="paragraph" style:parent-style-name="Standard" style:list-style-name="L7">
      <style:paragraph-properties fo:margin-top="0cm" fo:margin-bottom="0.282cm" loext:contextual-spacing="false" fo:line-height="100%" fo:text-align="justify" style:justify-single-word="false">
        <style:tab-stops>
          <style:tab-stop style:position="-1.482cm"/>
        </style:tab-stops>
      </style:paragraph-properties>
    </style:style>
    <style:style style:name="P63" style:family="paragraph" style:parent-style-name="Standard">
      <style:paragraph-properties fo:margin-top="0cm" fo:margin-bottom="0.282cm" loext:contextual-spacing="false" fo:line-height="100%" fo:text-align="justify" style:justify-single-word="false"/>
      <style:text-properties fo:font-size="10pt" style:font-size-asian="10pt" style:font-size-complex="10pt"/>
    </style:style>
    <style:style style:name="P64" style:family="paragraph" style:parent-style-name="Standard">
      <style:paragraph-properties fo:margin-top="0cm" fo:margin-bottom="0.282cm" loext:contextual-spacing="false" fo:line-height="100%" fo:text-align="justify" style:justify-single-word="false"/>
      <style:text-properties fo:font-size="10pt" officeooo:paragraph-rsid="003497f9" style:font-size-asian="10pt" style:font-size-complex="10pt"/>
    </style:style>
    <style:style style:name="P65" style:family="paragraph" style:parent-style-name="Standard" style:master-page-name="">
      <loext:graphic-properties draw:fill="none"/>
      <style:paragraph-properties fo:margin-left="2cm" fo:margin-right="0cm" fo:margin-top="0cm" fo:margin-bottom="0.282cm" loext:contextual-spacing="false" fo:line-height="100%" fo:text-align="justify" style:justify-single-word="false" fo:text-indent="0cm" style:auto-text-indent="false" style:page-number="auto" fo:background-color="transparent"/>
      <style:text-properties fo:font-size="10pt" style:font-size-asian="10pt" style:font-size-complex="10pt"/>
    </style:style>
    <style:style style:name="T1"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2" style:family="text">
      <style:text-properties style:use-window-font-color="true" style:font-name="Liberation Serif" fo:font-size="18pt" fo:font-style="italic" fo:font-weight="normal" fo:background-color="transparent" loext:char-shading-value="0" style:font-name-asian="Liberation Serif" style:font-name-complex="Liberation Serif"/>
    </style:style>
    <style:style style:name="T3" style:family="text">
      <style:text-properties style:use-window-font-color="true" style:font-name="Liberation Serif" fo:font-size="18pt" fo:font-weight="normal" fo:background-color="transparent" loext:char-shading-value="0" style:font-name-asian="Liberation Serif" style:font-name-complex="Liberation Serif"/>
    </style:style>
    <style:style style:name="T4" style:family="text">
      <style:text-properties style:use-window-font-color="true" style:font-name="Liberation Serif" fo:font-size="18pt" fo:font-weight="normal" officeooo:rsid="0018ca5c" fo:background-color="transparent" loext:char-shading-value="0" style:font-name-asian="Liberation Serif" style:font-name-complex="Liberation Serif"/>
    </style:style>
    <style:style style:name="T5" style:family="text">
      <style:text-properties style:use-window-font-color="true" style:font-name="Liberation Serif" fo:font-size="18pt" fo:font-weight="bold" fo:background-color="transparent" loext:char-shading-value="0" style:font-name-asian="Liberation Serif" style:font-name-complex="Liberation Serif"/>
    </style:style>
    <style:style style:name="T6" style:family="text">
      <style:text-properties style:use-window-font-color="true" style:font-name="Arial" fo:font-size="14pt" fo:font-style="italic" fo:font-weight="bold" fo:background-color="transparent" loext:char-shading-value="0" style:font-name-asian="Arial" style:font-name-complex="Arial"/>
    </style:style>
    <style:style style:name="T7" style:family="text">
      <style:text-properties style:use-window-font-color="true" style:font-name="Arial" fo:font-size="14pt" fo:font-style="italic" fo:font-weight="bold" officeooo:rsid="002cba42" fo:background-color="transparent" loext:char-shading-value="0" style:font-name-asian="Arial" style:font-name-complex="Arial"/>
    </style:style>
    <style:style style:name="T8" style:family="text">
      <style:text-properties style:use-window-font-color="true" style:font-name="Arial" fo:font-size="14pt" fo:font-style="italic" fo:font-weight="bold" officeooo:rsid="0036c421" fo:background-color="transparent" loext:char-shading-value="0" style:font-name-asian="Arial" style:font-name-complex="Arial"/>
    </style:style>
    <style:style style:name="T9" style:family="text">
      <style:text-properties style:use-window-font-color="true" style:font-name="Arial" fo:font-size="14pt" fo:font-style="italic" fo:font-weight="normal" officeooo:rsid="0036c421" fo:background-color="transparent" loext:char-shading-value="0" style:font-name-asian="Arial" style:font-weight-asian="normal" style:font-name-complex="Arial" style:font-weight-complex="normal"/>
    </style:style>
    <style:style style:name="T10" style:family="text">
      <style:text-properties style:use-window-font-color="true" style:font-name="Arial" fo:font-size="14pt" fo:font-weight="bold" fo:background-color="transparent" loext:char-shading-value="0" style:font-name-asian="Arial" style:font-name-complex="Arial"/>
    </style:style>
    <style:style style:name="T11" style:family="text">
      <style:text-properties style:use-window-font-color="true" style:font-name="Arial" fo:font-size="14pt" fo:font-weight="normal" fo:background-color="transparent" loext:char-shading-value="0" style:font-name-asian="Arial" style:font-name-complex="Arial"/>
    </style:style>
    <style:style style:name="T12" style:family="text">
      <style:text-properties style:use-window-font-color="true" style:font-name="Arial" fo:font-size="14pt" fo:font-style="normal" fo:font-weight="normal" officeooo:rsid="0036c421" fo:background-color="transparent" loext:char-shading-value="0" style:font-name-asian="Arial" style:font-style-asian="normal" style:font-weight-asian="normal" style:font-name-complex="Arial" style:font-style-complex="normal" style:font-weight-complex="normal"/>
    </style:style>
    <style:style style:name="T13" style:family="text">
      <style:text-properties style:use-window-font-color="true" style:font-name="Arial" fo:font-size="12pt" fo:font-style="italic" fo:font-weight="normal" fo:background-color="transparent" loext:char-shading-value="0" style:font-name-asian="Arial" style:font-name-complex="Arial"/>
    </style:style>
    <style:style style:name="T14" style:family="text">
      <style:text-properties style:use-window-font-color="true" style:font-name="Arial" fo:font-size="12pt" fo:font-style="italic" fo:font-weight="normal" officeooo:rsid="0036c237" fo:background-color="transparent" loext:char-shading-value="0" style:font-name-asian="Arial" style:font-name-complex="Arial"/>
    </style:style>
    <style:style style:name="T15" style:family="text">
      <style:text-properties style:use-window-font-color="true" style:font-name="Arial" fo:font-size="12pt" fo:font-style="italic" fo:font-weight="normal" officeooo:rsid="0039fdc0" fo:background-color="transparent" loext:char-shading-value="0" style:font-name-asian="Arial" style:font-name-complex="Arial"/>
    </style:style>
    <style:style style:name="T16" style:family="text">
      <style:text-properties style:use-window-font-color="true" style:font-name="Arial" fo:font-size="12pt" fo:font-weight="normal" fo:background-color="transparent" loext:char-shading-value="0" style:font-name-asian="Arial" style:font-name-complex="Arial"/>
    </style:style>
    <style:style style:name="T17" style:family="text">
      <style:text-properties style:use-window-font-color="true" style:font-name="Arial" fo:font-size="12pt" fo:font-weight="normal" officeooo:rsid="002cba42" fo:background-color="transparent" loext:char-shading-value="0" style:font-name-asian="Arial" style:font-name-complex="Arial"/>
    </style:style>
    <style:style style:name="T18" style:family="text">
      <style:text-properties style:use-window-font-color="true" style:font-name="Arial" fo:font-size="12pt" fo:font-weight="normal" officeooo:rsid="002d67b9" fo:background-color="transparent" loext:char-shading-value="0" style:font-name-asian="Arial" style:font-name-complex="Arial"/>
    </style:style>
    <style:style style:name="T19" style:family="text">
      <style:text-properties style:use-window-font-color="true" style:font-name="Arial" fo:font-size="12pt" fo:font-weight="bold" fo:background-color="transparent" loext:char-shading-value="0" style:font-name-asian="Arial" style:font-name-complex="Arial"/>
    </style:style>
    <style:style style:name="T20" style:family="text">
      <style:text-properties style:use-window-font-color="true" style:font-name="Arial" fo:font-size="12pt" fo:font-style="normal" fo:font-weight="normal" officeooo:rsid="0036c421" fo:background-color="transparent" loext:char-shading-value="0" style:font-name-asian="Arial" style:font-size-asian="12pt" style:font-style-asian="normal" style:font-weight-asian="normal" style:font-name-complex="Arial" style:font-size-complex="12pt" style:font-style-complex="normal" style:font-weight-complex="normal"/>
    </style:style>
    <style:style style:name="T21" style:family="text">
      <style:text-properties style:use-window-font-color="true" style:font-name="Arial" fo:font-size="18pt" fo:font-style="italic" fo:font-weight="bold" fo:background-color="transparent" loext:char-shading-value="0" style:font-name-asian="Arial" style:font-name-complex="Arial"/>
    </style:style>
    <style:style style:name="T22" style:family="text">
      <style:text-properties style:use-window-font-color="true" style:font-name="Arial" fo:font-size="18pt" fo:font-weight="bold" fo:background-color="transparent" loext:char-shading-value="0" style:font-name-asian="Arial" style:font-name-complex="Arial"/>
    </style:style>
    <style:style style:name="T23" style:family="text">
      <style:text-properties style:use-window-font-color="true" style:font-name="Arial" fo:font-size="10pt" fo:font-weight="normal" fo:background-color="transparent" loext:char-shading-value="0" style:font-name-asian="Arial" style:font-name-complex="Arial"/>
    </style:style>
    <style:style style:name="T24" style:family="text">
      <style:text-properties style:use-window-font-color="true" style:font-name="Arial" fo:font-size="10pt" fo:font-style="italic" fo:font-weight="normal" fo:background-color="transparent" loext:char-shading-value="0" style:font-name-asian="Arial" style:font-name-complex="Arial"/>
    </style:style>
    <style:style style:name="T25" style:family="text">
      <style:text-properties style:use-window-font-color="true" style:font-name="Arial" fo:font-size="10pt" fo:font-weight="bold" fo:background-color="transparent" loext:char-shading-value="0" style:font-name-asian="Arial" style:font-name-complex="Arial"/>
    </style:style>
    <style:style style:name="T26" style:family="text">
      <style:text-properties style:use-window-font-color="true" style:font-name="arial" fo:font-size="12pt" fo:font-weight="normal" officeooo:rsid="0014db1d" fo:background-color="transparent" loext:char-shading-value="0" style:font-name-asian="Liberation Serif" style:font-size-asian="12pt" style:font-name-complex="Liberation Serif" style:font-size-complex="12pt"/>
    </style:style>
    <style:style style:name="T27" style:family="text">
      <style:text-properties style:use-window-font-color="true" style:font-name="arial" fo:font-size="12pt" fo:font-weight="normal" officeooo:rsid="00164d9c" fo:background-color="transparent" loext:char-shading-value="0" style:font-name-asian="Liberation Serif" style:font-size-asian="12pt" style:font-name-complex="Liberation Serif" style:font-size-complex="12pt"/>
    </style:style>
    <style:style style:name="T28" style:family="text">
      <style:text-properties style:use-window-font-color="true" style:font-name="arial" fo:font-size="12pt" fo:font-weight="normal" officeooo:rsid="00158c13" fo:background-color="transparent" loext:char-shading-value="0" style:font-name-asian="Liberation Serif" style:font-size-asian="12pt" style:font-name-complex="Liberation Serif" style:font-size-complex="12pt"/>
    </style:style>
    <style:style style:name="T29" style:family="text">
      <style:text-properties style:use-window-font-color="true" style:font-name="arial" fo:font-size="12pt" fo:font-weight="normal" officeooo:rsid="0018ca5c" fo:background-color="transparent" loext:char-shading-value="0" style:font-name-asian="Liberation Serif" style:font-size-asian="12pt" style:font-name-complex="Liberation Serif" style:font-size-complex="12pt"/>
    </style:style>
    <style:style style:name="T30" style:family="text">
      <style:text-properties style:use-window-font-color="true" style:font-name="arial" fo:font-size="12pt" fo:font-weight="normal" officeooo:rsid="00173cff" fo:background-color="transparent" loext:char-shading-value="0" style:font-name-asian="Liberation Serif" style:font-size-asian="12pt" style:font-name-complex="Liberation Serif" style:font-size-complex="12pt"/>
    </style:style>
    <style:style style:name="T31" style:family="text">
      <style:text-properties style:use-window-font-color="true" style:font-name="arial" fo:font-size="12pt" fo:font-weight="normal" officeooo:rsid="001aed84" fo:background-color="transparent" loext:char-shading-value="0" style:font-name-asian="Liberation Serif" style:font-size-asian="12pt" style:font-name-complex="Liberation Serif" style:font-size-complex="12pt"/>
    </style:style>
    <style:style style:name="T32" style:family="text">
      <style:text-properties style:use-window-font-color="true" style:font-name="arial" fo:font-size="12pt" fo:font-weight="normal" officeooo:rsid="0028d2d2" fo:background-color="transparent" loext:char-shading-value="0" style:font-name-asian="Liberation Serif" style:font-size-asian="12pt" style:font-name-complex="Liberation Serif" style:font-size-complex="12pt"/>
    </style:style>
    <style:style style:name="T33" style:family="text">
      <style:text-properties style:use-window-font-color="true" style:font-name="arial" fo:font-size="12pt" fo:font-weight="normal" officeooo:rsid="0039fdc0" fo:background-color="transparent" loext:char-shading-value="0" style:font-name-asian="Liberation Serif" style:font-size-asian="12pt" style:font-name-complex="Liberation Serif" style:font-size-complex="12pt"/>
    </style:style>
    <style:style style:name="T34" style:family="text">
      <style:text-properties style:use-window-font-color="true" style:font-name="arial" fo:font-size="12pt" fo:font-weight="normal" officeooo:rsid="002d67b9" fo:background-color="transparent" loext:char-shading-value="0" style:font-name-asian="Liberation Serif" style:font-size-asian="12pt" style:font-weight-asian="normal" style:font-name-complex="Liberation Serif" style:font-size-complex="12pt" style:font-weight-complex="normal"/>
    </style:style>
    <style:style style:name="T35" style:family="text">
      <style:text-properties style:use-window-font-color="true" style:font-name="arial" fo:font-size="12pt" fo:font-weight="normal" officeooo:rsid="002d67b9" fo:background-color="transparent" loext:char-shading-value="0" style:font-name-asian="Liberation Serif" style:font-size-asian="10.5pt" style:font-weight-asian="normal" style:font-name-complex="Liberation Serif" style:font-size-complex="12pt" style:font-weight-complex="normal"/>
    </style:style>
    <style:style style:name="T36" style:family="text">
      <style:text-properties style:use-window-font-color="true" style:font-name="arial" fo:font-size="12pt" fo:font-weight="normal" officeooo:rsid="002cba42" fo:background-color="transparent" loext:char-shading-value="0" style:font-name-asian="Arial" style:font-size-asian="10.5pt" style:font-weight-asian="normal" style:font-name-complex="Arial" style:font-size-complex="12pt" style:font-weight-complex="normal"/>
    </style:style>
    <style:style style:name="T37" style:family="text">
      <style:text-properties style:use-window-font-color="true" style:font-name="arial" fo:font-size="12pt" fo:font-weight="normal" officeooo:rsid="002cba42" fo:background-color="transparent" loext:char-shading-value="0" style:font-name-asian="Arial" style:font-name-complex="Arial"/>
    </style:style>
    <style:style style:name="T38" style:family="text">
      <style:text-properties style:use-window-font-color="true" style:font-name="arial" fo:font-size="12pt" fo:font-weight="normal" officeooo:rsid="002d67b9" fo:background-color="transparent" loext:char-shading-value="0" style:font-name-asian="Arial" style:font-name-complex="Arial"/>
    </style:style>
    <style:style style:name="T39" style:family="text">
      <style:text-properties style:use-window-font-color="true" style:font-name="arial" fo:font-size="12pt" fo:font-style="italic" fo:font-weight="normal" officeooo:rsid="0014db1d" fo:background-color="transparent" loext:char-shading-value="0" style:font-name-asian="Liberation Serif" style:font-size-asian="12pt" style:font-style-asian="italic" style:font-name-complex="Liberation Serif" style:font-size-complex="12pt" style:font-style-complex="italic"/>
    </style:style>
    <style:style style:name="T40" style:family="text">
      <style:text-properties style:use-window-font-color="true" style:font-name="arial" fo:font-size="12pt" fo:font-style="italic" fo:font-weight="normal" officeooo:rsid="00158c13" fo:background-color="transparent" loext:char-shading-value="0" style:font-name-asian="Liberation Serif" style:font-size-asian="12pt" style:font-style-asian="italic" style:font-name-complex="Liberation Serif" style:font-size-complex="12pt" style:font-style-complex="italic"/>
    </style:style>
    <style:style style:name="T41" style:family="text">
      <style:text-properties style:use-window-font-color="true" style:font-name="arial" fo:font-size="12pt" fo:font-style="italic" fo:font-weight="normal" officeooo:rsid="00173cff" fo:background-color="transparent" loext:char-shading-value="0" style:font-name-asian="Liberation Serif" style:font-size-asian="12pt" style:font-style-asian="italic" style:font-name-complex="Liberation Serif" style:font-size-complex="12pt" style:font-style-complex="italic"/>
    </style:style>
    <style:style style:name="T42" style:family="text">
      <style:text-properties style:use-window-font-color="true" style:font-name="arial" fo:font-size="12pt" fo:font-style="italic" fo:font-weight="normal" officeooo:rsid="001aed84" fo:background-color="transparent" loext:char-shading-value="0" style:font-name-asian="Liberation Serif" style:font-size-asian="12pt" style:font-style-asian="italic" style:font-name-complex="Liberation Serif" style:font-size-complex="12pt" style:font-style-complex="italic"/>
    </style:style>
    <style:style style:name="T43" style:family="text">
      <style:text-properties style:use-window-font-color="true" style:font-name="arial" fo:font-size="12pt" fo:font-style="italic" fo:font-weight="normal" officeooo:rsid="0018ca5c" fo:background-color="transparent" loext:char-shading-value="0" style:font-name-asian="Liberation Serif" style:font-size-asian="12pt" style:font-style-asian="italic" style:font-name-complex="Liberation Serif" style:font-size-complex="12pt" style:font-style-complex="italic"/>
    </style:style>
    <style:style style:name="T44" style:family="text">
      <style:text-properties style:use-window-font-color="true" style:font-name="arial" fo:font-size="12pt" fo:font-style="italic" fo:font-weight="normal" officeooo:rsid="002d67b9" fo:background-color="transparent" loext:char-shading-value="0" style:font-name-asian="Liberation Serif" style:font-size-asian="12pt" style:font-style-asian="italic" style:font-weight-asian="normal" style:font-name-complex="Liberation Serif" style:font-size-complex="12pt" style:font-style-complex="italic" style:font-weight-complex="normal"/>
    </style:style>
    <style:style style:name="T45" style:family="text">
      <style:text-properties style:use-window-font-color="true" style:font-name="arial" fo:font-size="12pt" fo:font-style="italic" fo:font-weight="normal" officeooo:rsid="002d67b9" fo:background-color="transparent" loext:char-shading-value="0" style:font-name-asian="Liberation Serif" style:font-size-asian="10.5pt" style:font-style-asian="italic" style:font-weight-asian="normal" style:font-name-complex="Liberation Serif" style:font-size-complex="12pt" style:font-style-complex="italic" style:font-weight-complex="normal"/>
    </style:style>
    <style:style style:name="T46" style:family="text">
      <style:text-properties style:use-window-font-color="true" style:font-name="arial" fo:font-size="12pt" fo:font-style="normal" fo:font-weight="normal"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47" style:family="text">
      <style:text-properties style:use-window-font-color="true" style:font-name="arial" fo:font-size="12pt" fo:font-style="normal" fo:font-weight="normal" officeooo:rsid="001d6533"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48" style:family="text">
      <style:text-properties style:use-window-font-color="true" style:font-name="arial" fo:font-size="12pt" fo:font-style="normal" fo:font-weight="normal" officeooo:rsid="0039fdc0"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49" style:family="text">
      <style:text-properties style:use-window-font-color="true" style:font-name="arial" fo:font-size="12pt" fo:font-style="normal" fo:font-weight="normal" officeooo:rsid="002f8334" fo:background-color="transparent" loext:char-shading-value="0" style:font-name-asian="Arial" style:font-size-asian="12pt" style:font-style-asian="normal" style:font-weight-asian="normal" style:font-name-complex="Arial" style:font-size-complex="12pt" style:font-style-complex="normal" style:font-weight-complex="normal"/>
    </style:style>
    <style:style style:name="T50" style:family="text">
      <style:text-properties style:use-window-font-color="true" style:font-name="arial" fo:font-size="12pt" fo:font-style="normal" fo:font-weight="normal" officeooo:rsid="00312b4e" fo:background-color="transparent" loext:char-shading-value="0" style:font-name-asian="Arial" style:font-size-asian="12pt" style:font-style-asian="normal" style:font-weight-asian="normal" style:font-name-complex="Arial" style:font-size-complex="12pt" style:font-style-complex="normal" style:font-weight-complex="normal"/>
    </style:style>
    <style:style style:name="T51" style:family="text">
      <style:text-properties style:use-window-font-color="true" style:font-name="arial" fo:font-size="12pt" fo:font-style="normal" fo:font-weight="normal" officeooo:rsid="0032c2ab" fo:background-color="transparent" loext:char-shading-value="0" style:font-name-asian="Arial" style:font-size-asian="12pt" style:font-style-asian="normal" style:font-weight-asian="normal" style:font-name-complex="Arial" style:font-size-complex="12pt" style:font-style-complex="normal" style:font-weight-complex="normal"/>
    </style:style>
    <style:style style:name="T52" style:family="text">
      <style:text-properties style:use-window-font-color="true" style:font-name="arial" fo:font-size="12pt" fo:font-style="normal" fo:font-weight="normal" officeooo:rsid="003497f9" fo:background-color="transparent" loext:char-shading-value="0" style:font-name-asian="Arial" style:font-size-asian="12pt" style:font-style-asian="normal" style:font-weight-asian="normal" style:font-name-complex="Arial" style:font-size-complex="12pt" style:font-style-complex="normal" style:font-weight-complex="normal"/>
    </style:style>
    <style:style style:name="T53" style:family="text">
      <style:text-properties style:use-window-font-color="true" style:font-name="arial" fo:font-size="12pt" fo:font-style="normal" fo:font-weight="bol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54" style:family="text">
      <style:text-properties style:use-window-font-color="true" style:font-name="arial" fo:font-size="12pt" fo:font-style="normal" fo:font-weight="bold" officeooo:rsid="0019f72a"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55" style:family="text">
      <style:text-properties style:use-window-font-color="true" style:font-name="arial" fo:font-size="12pt" fo:font-style="normal" fo:font-weight="bold" officeooo:rsid="001d6533"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56" style:family="text">
      <style:text-properties style:use-window-font-color="true" style:font-name="arial" fo:font-size="12pt" fo:font-style="normal" fo:font-weight="bold" officeooo:rsid="0039fdc0"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57" style:family="text">
      <style:text-properties style:use-window-font-color="true" style:font-name="arial" fo:font-size="14pt" fo:font-style="normal" fo:font-weight="bold" fo:background-color="transparent" loext:char-shading-value="0" style:font-name-asian="Liberation Serif" style:font-size-asian="14pt" style:font-style-asian="normal" style:font-weight-asian="bold" style:font-name-complex="Liberation Serif" style:font-size-complex="14pt" style:font-style-complex="normal" style:font-weight-complex="bold"/>
    </style:style>
    <style:style style:name="T58" style:family="text">
      <style:text-properties style:use-window-font-color="true" style:font-name="arial" fo:font-size="14pt" fo:font-style="normal" fo:font-weight="bold" officeooo:rsid="0019f72a" fo:background-color="transparent" loext:char-shading-value="0" style:font-name-asian="Liberation Serif" style:font-size-asian="14pt" style:font-style-asian="normal" style:font-weight-asian="bold" style:font-name-complex="Liberation Serif" style:font-size-complex="14pt" style:font-style-complex="normal" style:font-weight-complex="bold"/>
    </style:style>
    <style:style style:name="T59" style:family="text">
      <style:text-properties style:use-window-font-color="true" style:font-name="arial" fo:font-size="14pt" fo:font-style="normal" fo:font-weight="bold" officeooo:rsid="0039fdc0" fo:background-color="transparent" loext:char-shading-value="0" style:font-name-asian="Liberation Serif" style:font-size-asian="14pt" style:font-style-asian="normal" style:font-weight-asian="bold" style:font-name-complex="Liberation Serif" style:font-size-complex="14pt" style:font-style-complex="normal" style:font-weight-complex="bold"/>
    </style:style>
    <style:style style:name="T60" style:family="text">
      <style:text-properties style:use-window-font-color="true" style:font-name="arial" fo:font-size="14pt" fo:font-style="normal" fo:font-weight="normal" fo:background-color="transparent" loext:char-shading-value="0" style:font-name-asian="Liberation Serif" style:font-size-asian="14pt" style:font-style-asian="normal" style:font-weight-asian="normal" style:font-name-complex="Liberation Serif" style:font-size-complex="14pt" style:font-style-complex="normal" style:font-weight-complex="normal"/>
    </style:style>
    <style:style style:name="T61" style:family="text">
      <style:text-properties style:use-window-font-color="true" style:font-name="arial" fo:font-size="14pt" fo:font-style="normal" fo:font-weight="normal" officeooo:rsid="0039fdc0" fo:background-color="transparent" loext:char-shading-value="0" style:font-name-asian="Liberation Serif" style:font-size-asian="14pt" style:font-style-asian="normal" style:font-weight-asian="normal" style:font-name-complex="Liberation Serif" style:font-size-complex="14pt" style:font-style-complex="normal" style:font-weight-complex="normal"/>
    </style:style>
    <style:style style:name="T62" style:family="text">
      <style:text-properties style:use-window-font-color="true" style:font-name="arial" fo:font-style="normal" fo:font-weight="normal" officeooo:rsid="0032c2ab" fo:background-color="transparent" loext:char-shading-value="0" style:font-name-asian="Arial" style:font-style-asian="normal" style:font-weight-asian="normal" style:font-name-complex="Arial" style:font-style-complex="normal" style:font-weight-complex="normal"/>
    </style:style>
    <style:style style:name="T63" style:family="text">
      <style:text-properties style:use-window-font-color="true" style:font-name="arial" fo:font-style="normal" fo:font-weight="normal" officeooo:rsid="003497f9" fo:background-color="transparent" loext:char-shading-value="0" style:font-name-asian="Arial" style:font-style-asian="normal" style:font-weight-asian="normal" style:font-name-complex="Arial" style:font-style-complex="normal" style:font-weight-complex="normal"/>
    </style:style>
    <style:style style:name="T64"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65" style:family="text">
      <style:text-properties fo:color="#000000" style:font-name="Arial" fo:font-size="12pt" fo:font-weight="normal" fo:background-color="transparent" loext:char-shading-value="0" style:font-name-asian="Arial" style:font-name-complex="Arial"/>
    </style:style>
    <style:style style:name="T66" style:family="text">
      <style:text-properties fo:color="#000000"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67" style:family="text">
      <style:text-properties fo:font-weight="normal" style:font-weight-asian="normal" style:font-weight-complex="normal"/>
    </style:style>
    <style:style style:name="T68" style:family="text">
      <style:text-properties fo:font-weight="normal" officeooo:rsid="001e5e9c" style:font-weight-asian="normal" style:font-weight-complex="normal"/>
    </style:style>
    <style:style style:name="T69" style:family="text">
      <style:text-properties fo:font-weight="normal" officeooo:rsid="00213dfe" style:font-weight-asian="normal" style:font-weight-complex="normal"/>
    </style:style>
    <style:style style:name="T70" style:family="text">
      <style:text-properties fo:font-weight="normal" officeooo:rsid="00259325" style:font-weight-asian="normal" style:font-weight-complex="normal"/>
    </style:style>
    <style:style style:name="T71" style:family="text">
      <style:text-properties fo:font-weight="normal" officeooo:rsid="0039fdc0" style:font-weight-asian="normal" style:font-weight-complex="normal"/>
    </style:style>
    <style:style style:name="T72" style:family="text">
      <style:text-properties officeooo:rsid="00213dfe"/>
    </style:style>
    <style:style style:name="T73" style:family="text">
      <style:text-properties fo:font-size="14pt" fo:font-weight="bold" officeooo:rsid="0024408f" style:font-size-asian="14pt" style:font-weight-asian="bold" style:font-size-complex="14pt" style:font-weight-complex="bold"/>
    </style:style>
    <style:style style:name="T74" style:family="text">
      <style:text-properties officeooo:rsid="0028c588"/>
    </style:style>
    <style:style style:name="T75" style:family="text">
      <style:text-properties fo:font-style="italic" officeooo:rsid="0028c588" style:font-style-asian="italic" style:font-style-complex="italic"/>
    </style:style>
    <style:style style:name="T76" style:family="text">
      <style:text-properties officeooo:rsid="002e1aa5"/>
    </style:style>
    <style:style style:name="T77" style:family="text">
      <style:text-properties fo:font-size="12pt" fo:font-weight="normal" style:font-size-asian="12pt" style:font-weight-asian="normal" style:font-size-complex="12pt" style:font-weight-complex="normal"/>
    </style:style>
    <style:style style:name="T78" style:family="text">
      <style:text-properties fo:font-size="12pt" fo:font-weight="normal" officeooo:rsid="0039fdc0"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space-before="1.886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2.222cm" text:min-label-width="0.741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2.222cm" text:min-label-width="0.741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2.222cm" text:min-label-width="0.741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1.482cm" text:min-label-width="0.741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741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text:span><text:span text:style-name="T6">Metasploit</text:span></text:p>
      <text:p text:style-name="P2"/>
      <text:p text:style-name="P21"><text:span text:style-name="T4"><text:tab/></text:span><text:span text:style-name="T31">HD Moore deu inicio a codificação da ferramenta em 2003, inicialmente desenvolvida na linguagem de programação </text:span><text:span text:style-name="T42">Perl</text:span><text:span text:style-name="T43">. </text:span><text:span text:style-name="T42">O objetivo inicial do</text:span><text:span text:style-name="T26"> </text:span><text:span text:style-name="T39">metasploit</text:span><text:span text:style-name="T26"> </text:span><text:span text:style-name="T31">era </text:span><text:span text:style-name="T28">ser um jogo</text:span><text:span text:style-name="T26"> com </text:span><text:span text:style-name="T32">a finalidade</text:span><text:span text:style-name="T26"> de simular um ambiente virtual totalmente vulnerável </text:span><text:span text:style-name="T27">e explorável</text:span><text:span text:style-name="T26"> </text:span><text:span text:style-name="T28">que se assemelhasse a um cenário real. </text:span><text:span text:style-name="T27">D</text:span><text:span text:style-name="T28">epois do lançamento, o jogo </text:span><text:span text:style-name="T29">sofreu várias </text:span><text:span text:style-name="T33">mudanças </text:span><text:span text:style-name="T29">e</text:span><text:span text:style-name="T28"> foi se tornando gradualmente um </text:span><text:span text:style-name="T40">framework</text:span><text:span text:style-name="T28">, </text:span><text:span text:style-name="T27">logo após esta</text:span><text:span text:style-name="T29">s</text:span><text:span text:style-name="T27"> mudança</text:span><text:span text:style-name="T29">s</text:span><text:span text:style-name="T27"> a ferramenta </text:span><text:span text:style-name="T28">foi totalmente reescrit</text:span><text:span text:style-name="T27">a</text:span><text:span text:style-name="T28"> na linguagem de programação </text:span><text:span text:style-name="T40">Ruby</text:span><text:span text:style-name="T28">. </text:span><text:span text:style-name="T27">Depois de </text:span><text:span text:style-name="T28">se tornar </text:span><text:span text:style-name="T27">oficialmente</text:span><text:span text:style-name="T28"> um </text:span><text:span text:style-name="T40">framework </text:span><text:span text:style-name="T41">de código livre</text:span><text:span text:style-name="T28">, o </text:span><text:span text:style-name="T27">seu </text:span><text:span text:style-name="T28"><text:s/>principal objetivo se tornou desenvolver e configurar </text:span><text:span text:style-name="T40">exploits </text:span><text:span text:style-name="T41">e módulos auxilares</text:span><text:span text:style-name="T28"> com o intuito de explorar </text:span><text:span text:style-name="T30">falhas e</text:span><text:span text:style-name="T28"> vulnerabilidades.</text:span></text:p>
      <text:p text:style-name="P7"/>
      <text:p text:style-name="P7"/>
      <text:p text:style-name="P22"><text:span text:style-name="T54"><text:tab/></text:span><text:span text:style-name="T56">E</text:span><text:span text:style-name="T57">xploits </text:span></text:p>
      <text:p text:style-name="P11"><text:tab/></text:p>
      <text:p text:style-name="P22"><text:span text:style-name="T57"><text:tab/></text:span><text:span text:style-name="T46">Exploits</text:span><text:span text:style-name="T48"> são arquivos que possuem um código malicioso dentro deles. </text:span><text:span text:style-name="T46">Existem vários tipos de exploits, mas cada um </text:span><text:span text:style-name="T47">possui</text:span><text:span text:style-name="T46"> </text:span><text:span text:style-name="T47">uma</text:span><text:span text:style-name="T46"> maneira </text:span><text:span text:style-name="T47">diferente </text:span><text:span text:style-name="T46">de atuar. Dentre os exploits </text:span><text:span text:style-name="T48">existentes</text:span><text:span text:style-name="T46"> podemos destacar:</text:span></text:p>
      <text:p text:style-name="P12"/>
      <text:p text:style-name="P22"><text:span text:style-name="T46"><text:tab/></text:span><text:span text:style-name="T53">Exploits locais</text:span></text:p>
      <text:p text:style-name="P18"><text:tab/></text:p>
      <text:p text:style-name="P22"><text:span text:style-name="T53"><text:tab/></text:span><text:span text:style-name="T46">Exploram vulnerabilidades de sistemas com o intuito de conseguir acesso ao usuário root (administrador) do software a ser atacado. Esta técnica consiste em obter acesso ao shell do sistema, e </text:span><text:span text:style-name="T47">executar um script.</text:span></text:p>
      <text:p text:style-name="P14"/>
      <text:p text:style-name="P22"><text:span text:style-name="T47"><text:tab/></text:span><text:span text:style-name="T55">Exploits remotos</text:span></text:p>
      <text:p text:style-name="P19"><text:tab/></text:p>
      <text:p text:style-name="P19"><text:tab/><text:span text:style-name="T68">Esses exploits n</text:span><text:span text:style-name="T67">ecessitam</text:span><text:span text:style-name="T68"> apenas de um host para rodar o script. Esses arquivos são responsáveis por explorar vulnerabilidades remotamente para obter acesso ao sistema, normalmente para execuat</text:span><text:span text:style-name="T70">a­</text:span><text:span text:style-name="T68">r este tipo de arquivo são usadas vulnerabilidades </text:span><text:span text:style-name="T71">existentes nos protocolos</text:span><text:span text:style-name="T68"> BIND, FTP, IMAP e POP.</text:span></text:p>
      <text:list xml:id="list3951173886" text:style-name="L1">
        <text:list-item>
          <text:p text:style-name="P47">BIND é um servidor DNS(Domain Name Service), geralmente é usado em sistemas unix.</text:p>
        </text:list-item>
        <text:list-item>
          <text:p text:style-name="P47">FTP é o protocolo de transferência de arquivos.</text:p>
        </text:list-item>
        <text:list-item>
          <text:p text:style-name="P47">IMAP é um protocolo de responsável por gerenciar a transmissão de correio eletrônico.</text:p>
        </text:list-item>
        <text:list-item>
          <text:p text:style-name="P47">POP responsável por transferir arquivos de um servidor para uma máquina local.</text:p>
        </text:list-item>
      </text:list>
      <text:p text:style-name="P15"><text:soft-page-break/></text:p>
      <text:p text:style-name="P20"><text:tab/>Exploits de aplicação web</text:p>
      <text:p text:style-name="P20"/>
      <text:p text:style-name="P20"><text:tab/><text:span text:style-name="T69">Esses exploits são responsáveis por explorar falhas em aplicações WEB, como, falhas no sql.</text:span></text:p>
      <text:p text:style-name="P16"/>
      <text:p text:style-name="P20"><text:span text:style-name="T69"><text:tab/></text:span><text:span text:style-name="T72">Exploits DOS/POC</text:span></text:p>
      <text:p text:style-name="P12"><text:tab/></text:p>
      <text:p text:style-name="P12"><text:tab/><text:span text:style-name="T72">Esses tipos de exploits são responsáveis por explorar uma vulnerabilidade realizando ataques DoS (Denial of Service) ou DDoS (Distributed Denial of Service), causando assim instabilidade e/ou travamentos no serviço atacado. A diferença entre um ataque DoS e DDoS está na propoção, enquanto o DoS utiliza apenas uma máquina para realizar o lançamento de vários processos no serviço escolhido para ser atacado, os ataques o DDoS não utilizam apenas uma máquina, <text:s/>eles empregam várias máquinas zumbis para a execução do processo de ataque.</text:span></text:p>
      <text:p text:style-name="P12"/>
      <text:p text:style-name="P12"/>
      <text:p text:style-name="P12"><text:tab/><text:span text:style-name="T73">Payload</text:span></text:p>
      <text:p text:style-name="P48"/>
      <text:p text:style-name="P13"><text:span text:style-name="T73"><text:tab/></text:span><text:span text:style-name="T74">O payload é um código malicioso que é infiltrado por um exploit em uma falha do sistema atacado. Nele contém as instruções que vão ser executadas após ele ser inserido no sistema, geralmente essas instruções são desenvolvidas utilizando a linguagem de programação </text:span><text:span text:style-name="T75">assembly.</text:span></text:p>
      <text:p text:style-name="P17"/>
      <text:list xml:id="list2983460117" text:style-name="L2">
        <text:list-item>
          <text:p text:style-name="P57"><text:a xlink:type="simple" xlink:href="http://periodicos.unifil.br/index.php/Revistateste/article/view/334/267" text:style-name="Internet_20_link" text:visited-style-name="Visited_20_Internet_20_Link"><text:span text:style-name="T64">http://periodicos.unifil.br/index.php/Revistateste/article/view/334/267</text:span></text:a></text:p>
        </text:list-item>
      </text:list>
      <text:p text:style-name="P2"/>
      <text:p text:style-name="P2"/>
      <text:p text:style-name="P1"><text:span text:style-name="T6"><text:tab/>A</text:span><text:span text:style-name="T7">PK</text:span></text:p>
      <text:p text:style-name="P2"/>
      <text:p text:style-name="P1"><text:span text:style-name="T5"><text:tab/></text:span><text:span text:style-name="T34">O acrônimo “apk” vem da expressão em inglês </text:span><text:span text:style-name="T44">Android Application </text:span><text:span text:style-name="T45">Pack</text:span><text:span text:style-name="T35">. </text:span><text:span text:style-name="T36">Um</text:span><text:span text:style-name="T37"> apk é um arquivo compactado responsável por armazenar todas as informações necessárias para a instalação de um apicativo, este tipo de arquivo </text:span><text:span text:style-name="T38">encontra-se</text:span><text:span text:style-name="T37"> disponível apenas para dispositivos </text:span><text:span text:style-name="T38">que possuem o </text:span><text:span text:style-name="T37">sistema operacional Android</text:span><text:span text:style-name="T17">.</text:span></text:p>
      <text:p text:style-name="P1"><text:span text:style-name="T17"><text:tab/>Um aplicativo contendo a extensão “.apk” pode ser baixado diretamente da loja de aplicativos oficial do Android, a Google Play, porém este mesmo tipo de </text:span><text:span text:style-name="T18">arquivo</text:span><text:span text:style-name="T17"> também pode ser encontrado em fontes não </text:span><text:span text:style-name="T18">oficiais</text:span><text:span text:style-name="T17">. </text:span><text:span text:style-name="T18">Um aplicativo baixado de uma fonte não confiavel, ou seja, fora da Google Play possui altas chances de não ser legitimo e ṕossuir algum tipo de malware executando junto com ele.</text:span></text:p>
      <text:p text:style-name="P2"><text:soft-page-break/><text:tab/><text:span text:style-name="T76">Para evitar com que outros aplicativos fora da loja oficial fossem instalados em dispositivos com o sistema operacional Android, o próprio sistema e a Google Play disponibilizam uma ferramenta que impossibilita a instalação de aplicativos de outras fontes, porém todas essas funções de proteção podem ser facilmente desabilitadas pelo usuário caso necessário.</text:span></text:p>
      <text:list xml:id="list3093013776" text:style-name="L3">
        <text:list-item>
          <text:p text:style-name="P58"><text:a xlink:type="simple" xlink:href="https://www.androidpit.com.br/arquivo-apk-o-que-e" text:style-name="Internet_20_link" text:visited-style-name="Visited_20_Internet_20_Link"><text:span text:style-name="T64">https://www.androidpit.com.br/arquivo-apk-o-que-e</text:span></text:a></text:p>
        </text:list-item>
      </text:list>
      <text:p text:style-name="P2"/>
      <text:p text:style-name="P2"/>
      <text:p text:style-name="P1"><text:span text:style-name="T2"><text:tab/></text:span><text:span text:style-name="T10">Engenharia Social</text:span></text:p>
      <text:p text:style-name="P6"><text:tab/></text:p>
      <text:p text:style-name="P60"><text:span text:style-name="T5"><text:tab/></text:span><text:span text:style-name="T49">A expressão engenharia social </text:span><text:span text:style-name="T50">se refere a</text:span><text:span text:style-name="T49"> técnica de ataque que consiste no ato de persuadir. </text:span><text:span text:style-name="T50">Ela é usada para manipular as vítimas fazendo com que elas passem in</text:span><text:span text:style-name="T51">formações confidenciais, que normalmente não passariam.</text:span></text:p>
      <text:p text:style-name="P60"><text:span text:style-name="T51"><text:tab/></text:span><text:span text:style-name="T52">Segundo Mitinick e Simon (2003), a engenharia social se refere a um conjunto de práticas que utilizam da persuasão e da influência para manipular as pessoas.</text:span></text:p>
      <text:p text:style-name="P1"><text:span text:style-name="T51"><text:tab/></text:span></text:p>
      <text:p text:style-name="P65"><text:span text:style-name="T62">“Engenharia social usa a influência e a persuasão para enganar as pessoas e convencê-</text:span></text:p>
      <text:p text:style-name="P64"><text:span text:style-name="T62"><text:tab/>las de que o engenheiro social é alguém que na verdade ele não é, ou pela </text:span><text:span text:style-name="T63">manipulação</text:span></text:p>
      <text:p text:style-name="P64"><text:span text:style-name="T62"><text:tab/>Como resultado, o engenheiro social pode aproveitar-se das pessoas para obter as </text:span></text:p>
      <text:p text:style-name="P63"><text:span text:style-name="T62"><text:tab/>informações com ou sem o uso da tecnologia” (MITNICK; SIMON, 2003,p. 6).</text:span></text:p>
      <text:p text:style-name="P1"><text:span text:style-name="T51"/></text:p>
      <text:p text:style-name="P2"><text:tab/></text:p>
      <text:p text:style-name="P55"><text:tab/><text:tab/>Spyware</text:p>
      <text:p text:style-name="P55"/>
      <text:p text:style-name="P55"><text:tab/><text:tab/><text:span text:style-name="T77">São aplicações introduzidas em um sistema operacional, que tem como objetivo para recolher informações do utilizador do sistema. Essas aplicações podem ser </text:span><text:span text:style-name="T78">instaladas</text:span><text:span text:style-name="T77"> com ou sem o consentimento do usuário</text:span></text:p>
      <text:p text:style-name="P55"><text:span text:style-name="T77"/></text:p>
      <text:p text:style-name="P1"><text:span text:style-name="T3"><text:tab/><text:tab/></text:span><text:span text:style-name="T6">Phishing</text:span></text:p>
      <text:p text:style-name="P2"/>
      <text:p text:style-name="P1"><text:span text:style-name="T21"><text:tab/><text:tab/></text:span><text:span text:style-name="T14">Neste tipo de técnica o atacante se passa por uma pessoa ou instituição confiável e de alta credibilidade para conquistar a confiança d</text:span><text:span text:style-name="T15">o usuário</text:span><text:span text:style-name="T14">, fazendo com que assim </text:span><text:span text:style-name="T15">o usuário</text:span><text:span text:style-name="T14"> passe informações ou realize tarefas desejadas pelo atacante.</text:span></text:p>
      <text:p text:style-name="P61"><text:span text:style-name="T14"><text:tab/></text:span></text:p>
      <text:p text:style-name="P61"><text:span text:style-name="T14"><text:tab/></text:span></text:p>
      <text:p text:style-name="P61"><text:soft-page-break/><text:span text:style-name="T14"><text:tab/></text:span></text:p>
      <text:p text:style-name="P61"><text:span text:style-name="T14"><text:tab/><text:tab/></text:span><text:span text:style-name="T6">Pretexting</text:span></text:p>
      <text:p text:style-name="P61"><text:span text:style-name="T6"><text:tab/><text:tab/></text:span><text:span text:style-name="T20">O atacante monta todo um cenário fictício especifico para o usuário com base nos dados coletados. Fazendo assim, com que o usuário seja totalmente manipulado a realizar uma tarefa.</text:span></text:p>
      <text:p text:style-name="P61"><text:span text:style-name="T6"><text:tab/><text:tab/></text:span></text:p>
      <text:p text:style-name="P61"><text:span text:style-name="T6"><text:tab/><text:tab/></text:span><text:span text:style-name="T8">Spear phishing</text:span></text:p>
      <text:p text:style-name="P61"><text:span text:style-name="T8"><text:tab/></text:span></text:p>
      <text:p text:style-name="P61"><text:span text:style-name="T8"><text:tab/><text:tab/></text:span><text:span text:style-name="T20">É uma técnica que o atacante se passa por um membro ou pessoa de confiança que trabalha na empresa, com o intuito de coletar informações sensíveis.</text:span></text:p>
      <text:p text:style-name="P53"><text:tab/><text:tab/></text:p>
      <text:p text:style-name="P1"><text:span text:style-name="T22"><text:tab/><text:tab/></text:span></text:p>
      <text:p text:style-name="P2"/>
      <text:p text:style-name="P38">Segurança da Informação</text:p>
      <text:p text:style-name="P39"/>
      <text:p text:style-name="P24">O conceito de segurança para Avizienis (2004), é um arranjo de atributos de confidencialidade, integridade e disponibilidade que precisa da existência concorrente de disponibilidade apenas para ações autorizadas, confidencialidade e integridade contra acesso não autorizado. Já <text:s/>Stoneburner <text:s/>(2002, <text:s/>p. <text:s/>E-1, <text:s/>tradução <text:s/>nossa) apresenta uma amplificação do conceito, a qual “Segurança em sistemas de informação é uma característica de sistema e um conjunto de mecanismos que abrangem o sistema tanto lógica como fisicamente”. Abaixo, outro autor define o conceito e o objetivo de Segurança da Informação. </text:p>
      <text:p text:style-name="P39"/>
      <text:p text:style-name="P24">Para Fontes (2017, p. 12), a Segurança da Informação é “ um conjunto de orientações, normas, procedimentos, políticas e demais ações que tem por objetivo de proteger a informação, possibilitando que o negócio da organização seja realizado e a sua missão alcançada”. O mesmo autor define para qual objetivo ela existe, a qual :</text:p>
      <text:p text:style-name="P25"/>
      <text:p text:style-name="P28">“A Segurança da Informação existe para minimizar os riscos do negócio em relação à dependência do uso dos recursos de informação para o funcionamento da organização. Sem a informação ou com uma informação incorreta, o negócio pode ter perdas que comprometam o seu funcionamento e o retorno de investimentos dos acionistas.” (FONTES, 2017, p. 12)</text:p>
      <text:p text:style-name="P40"/>
      <text:p text:style-name="P41"/>
      <text:p text:style-name="P24">Existem <text:s/>diversos <text:s/>conceitos <text:s/>que <text:s/>caracterizam a <text:s/>Segurança <text:s/>da Informação. <text:s/>Abaixo <text:s/>é apresentada uma lista de conceitos abordados de forma mais ampla pelos autores citados anteriormente.</text:p>
      <text:p text:style-name="P26"><text:soft-page-break/></text:p>
      <text:p text:style-name="P24"><text:s/>A confidencialidade é caracterizada pela “ausência <text:s/>de <text:s/>divulgação <text:s/>não autorizada de informações.” (AVIZIENIS, 2004, p. 3, tradução nossa). Para Goodrich (2010) , a confidencialidade se caracteriza pela proteção de dados, isto é, permitir que um usuário acesse à informação somente se ele possuir autorização. Já em Fontes (2017), a confidencialidade deve garantir que a informação seja acessada e utilizada exclusivamente por aqueles que a necessitam para conseguir realizar suas atividades profissionais na empresa. Para isso, é necessário haver uma autorização prévia. Para que se alcançe uma boa confidencialidade, diversos outros conceitos estão envolvidos, tais como criptografia, controle de acesso, <text:s/>autenticação, autorização e segurança física.</text:p>
      <text:p text:style-name="P26"/>
      <text:list xml:id="list727398372" text:style-name="L4">
        <text:list-item>
          <text:p text:style-name="P49">Para Goodrich (2010), a criptografia é caracterizada pela transformação da informação usando um segredo, o qual é chamado de chave de encriptação, para que assim as informações transformadas só possam ser lidas utilizando outro segredo, que é chamado de chave de desencriptação. Quando as chaves de encriptação e desencriptação são iguais, elas recebem o nome de chaves simétricas. Quando elas são distintas, são nomeadas de chaves assimétricas.</text:p>
        </text:list-item>
      </text:list>
      <text:p text:style-name="P3"/>
      <text:list xml:id="list1584559950" text:style-name="L5">
        <text:list-item>
          <text:p text:style-name="P50">Segundo Goodrich (2010), o conceito de controle de acesso pode ser entendido como regras e políticas que limitam o acesso a informações confidenciais apenas às pessoas ou aos sistemas autorizados</text:p>
        </text:list-item>
      </text:list>
      <text:p text:style-name="P42"/>
      <text:list xml:id="list1689552544" text:style-name="L6">
        <text:list-item>
          <text:p text:style-name="P51">A autenticação é a “integridade de um conteúdo e origem da mensagem, e possivelmente de alguma outra informação, como o tempo de emissão.” (AVIZIENIS, 2004, <text:s/>p. <text:s/>14, <text:s/>tradução <text:s/>nossa). Na visão de Goodrich (2010), a autenticação é conceituada como a determinação da identidade ou papel de alguém. A autenticação pode ser efetuada combinando o que esse usuário possui, o que ele sabe e quem ele é. Exemplo: smartphone, senha e impressão digital.<text:tab/></text:p>
        </text:list-item>
      </text:list>
      <text:p text:style-name="P26"/>
      <text:p text:style-name="P23"><text:span text:style-name="T16">A integridade, segundo Avizienis (2004), é caracterizada pela falta de modificações inadequadas do sistema. De acordo com Fontes (2017), a integridade existe quando uma informação está correta, é verdadeira e ela não está corrompida. Goodrich (2010), cita outros três conceitos importantes quando o assunto é integridade: </text:span><text:span text:style-name="T13">backup</text:span><text:span text:style-name="T16">, </text:span><text:span text:style-name="T13">checksums </text:span><text:span text:style-name="T16">e códigos de correção de erros. Tais conceitos adicionais envolvem uma característica essencial <text:s/>para evitar alterações de dados: redundância, replicação de dados ou funções que possam ser <text:s/>detectadas <text:s/>como <text:s/>violações <text:s/>de <text:s/>integridade. Além de proteger os próprios dados é importante manter a integridade dos dados de cada arquivo, ou seja, informações de controle de acesso, de modificações, de proprietários, etc.</text:span></text:p>
      <text:p text:style-name="P4"/>
      <text:list xml:id="list3246064410" text:style-name="L7">
        <text:list-item>
          <text:p text:style-name="P62"><text:span text:style-name="T24"><text:s/>Backup </text:span><text:span text:style-name="T23">é a cópia e o arquivamento periódico de dados para que, em caso de alteração <text:s/>indesejada <text:s/>ou <text:s/>não <text:s/>autorizada, <text:s/>eles <text:s/>possam <text:s/>ser <text:s/>restaurados. </text:span><text:span text:style-name="T24">Checksums </text:span><text:span text:style-name="T23">são <text:s/>definidos <text:s/>como <text:s/>a <text:s/>computação <text:s/>de <text:s/>uma <text:s/>função <text:s/>que <text:s/>mapeia <text:s/>o <text:s/>conteúdo <text:s/>de <text:s/>um arquivo para um número. Uma função </text:span><text:span text:style-name="T24">checksum </text:span><text:span text:style-name="T23">depende do conteúdo do arquivo de modo <text:s/>que <text:s/>qualquer <text:s/></text:span><text:soft-page-break/><text:span text:style-name="T23">alteração <text:s/>realizada <text:s/>sobre <text:s/>ele <text:s/>possui <text:s/>uma <text:s/>alta <text:s/>probabilidade <text:s/>de resultar <text:s/>num <text:s/>número <text:s/>diferente. <text:s/>Dessa <text:s/>maneira, <text:s/>é <text:s/>possível <text:s/>detectar <text:s/>alterações <text:s/>não permitidas em arquivos (GOODRICH, 2010, tradução nossa).</text:span></text:p>
        </text:list-item>
      </text:list>
      <text:p text:style-name="P40"/>
      <text:p text:style-name="P8"><text:s text:c="9"/>A disponibilidade é “prontidão para o serviço correto.” (AVIZIENIS, 2004, p. 3, tradução <text:s/>nossa). Em Goodrich (2010), a disponibilidade é um atributo da informação que permite que ela possa ser acessada e modificada a qualquer minuto por quem possui acesso. Para alcançar a alta disponibilidade existem dois conceitos fundamentais: redundância computacional e proteção fiscal. Para Fontes (2017), a disponibilidade deve garantir que a informação esteja acessível para o bom funcionamento da empresa e para que ela alcance suas metas e missão.</text:p>
      <text:p text:style-name="P2"/>
      <text:p text:style-name="P8"><text:s text:c="8"/>A legalidade, de acordo com Fontes (2017), é quando a informação está de acordo com as leis aplicáveis, regulamentos, licenças e contratos, assim como as normas éticas seguidas pela organização e desejadas pela sociedade.</text:p>
      <text:p text:style-name="P2"/>
      <text:p text:style-name="P8"><text:s text:c="8"/>A auditabilidade é quando “o acesso e o uso da informação devem ser registrados, possibilitando a identificação de quem fez o acesso e o que foi feito com a informação.” (FONTES, 2017, p.13)</text:p>
      <text:p text:style-name="P2"/>
      <text:p text:style-name="P8"><text:s text:c="7"/>Fontes (2010) cita que o não repúdio de autoria, por meios de alguns mecanismos, tem como objetivo garantir a autoria de um usuário, para que assim ele não possa negar o fato que gerou ou alterou uma informação.</text:p>
      <text:p text:style-name="P2"/>
      <text:p text:style-name="P8"><text:s text:c="7"/>Utilizando esses conceitos, a Segurança da Informação trabalha o máximo possível para minimizar os possíveis danos que possam ser causados pelos ataques, uma vez que, segundo Schell (2001), não existe ciência que consiga eliminar de forma definitiva todos os incidentes de segurança da informação, tendo como única opção o constante monitoramento e verificação.</text:p>
      <text:p text:style-name="P2"/>
      <text:p text:style-name="P43"/>
      <text:p text:style-name="P43"/>
      <text:p text:style-name="P10"><text:s text:c="9"/>Vulnerabilidades</text:p>
      <text:p text:style-name="P44"/>
      <text:p text:style-name="P1"><text:span text:style-name="T11"><text:s text:c="9"/></text:span><text:span text:style-name="T16">“Uma vulnerabilidade representa um ponto potencial de falha, ou seja, um elemento relacionado à informação que é passível de ser explorado por alguma ameaça” (MARCIANO, 2006, p. 50). Para o glossário de segurança da internet, o IETF RFC <text:s/>2828 (2000), vulnerabilidade é uma falha ou deficiência no projeto, desenvolvimento ou funcionamento de um sistema que pode ser utilizada como meio de violação das políticas de segurança do sistema. Mendes (2017, p. 21) diz que “com <text:s/>isso, <text:s/>podemos <text:s/>dizer <text:s/>que uma <text:s/>vulnerabilidade <text:s/>ocorre <text:s/>quando <text:s/>há <text:s/>uma fraqueza nas medidas protetivas do sistema que pode ser explorada por um usuário mal-intencionado.”</text:span></text:p>
      <text:p text:style-name="P2"><text:soft-page-break/></text:p>
      <text:p text:style-name="P1"><text:span text:style-name="T16"><text:s text:c="12"/>Conforme Quintão et al. (2010) muitos usuários têm a falsa impressão de estarem seguros quanto ao seu dispositivo móvel, pois eles, em sua maior parte, pensam que o seu dispositivo possui conexões ativas no momento em que realizam ligações ou enquanto navegam na Internet. Entretanto, o problema encontra-se na instalação de inúmeros </text:span><text:span text:style-name="T13">apps, </text:span><text:span text:style-name="T16"><text:s/>sem antes possuir um conhecimento prévio de suas funcionalidades e permissões necessárias para o seu bom funcionamento. Grande parte desses </text:span><text:span text:style-name="T13">apps, </text:span><text:span text:style-name="T16">rodam em segundo plano, ou seja, por “debaixo dos panos”. Tais apps possuem acesso à informações e dados do dispositivo por meio de processos e todo esse acesso aos dados e as informações ocorre sem que o usuário saiba, demonstrando assim, a vulnerabilidade do dispositivo do usuário. </text:span></text:p>
      <text:p text:style-name="P2"/>
      <text:p text:style-name="P32">Isto, para Amaral et al. (2017), “mostra <text:s/>que <text:s/>os <text:s/>dispositivos <text:s/>móveis <text:s/>podem <text:s/>estar <text:s/>sujeitos <text:s/>a <text:s/>várias <text:s/>ameaças, sendo que uma aplicação mal intencionada pode vir a explorar alguma vulnerabilidade do <text:s/>dispositivo <text:s/>móvel <text:s/>que <text:s/>o <text:s/>usuário <text:s/>não <text:s/>tem <text:s/>conhecimento.”. Esse autor ainda complementa dizendo que cada indivíduo <text:s/>deveria ter conhecimento do seu aparelho e das vulnerabilidades que o mesmo poderia ter, com o objetivo de proteger suas informações da melhor forma possível.</text:p>
      <text:p text:style-name="P33"/>
      <text:p text:style-name="P1"><text:span text:style-name="T16"><text:s text:c="12"/>Para Almeida (2013), conforme citado por Amaral et al. (2017), o aumento do uso de </text:span><text:span text:style-name="T13">smartphones </text:span><text:span text:style-name="T16">está diretamente relacionado as inúmeras vulnerabilidades detectadas <text:s/>nesta plataforma, as quais são, de forma recorrente, exploradas por atacantes que utilizam técnicas como </text:span><text:span text:style-name="T13">Phishing</text:span><text:span text:style-name="T16">, </text:span><text:span text:style-name="T13">Spyware, Bots, Root Exploits...</text:span><text:span text:style-name="T16"> Esse cenário se torna pior pelo fato de que apenas alguns usuários utilizam ferramentas que aumentam o nível de segurança de seus aparelhos.</text:span></text:p>
      <text:p text:style-name="P8"><text:s text:c="8"/></text:p>
      <text:p text:style-name="P1"><text:span text:style-name="T16"><text:s text:c="12"/>Neste âmbito, o estudo feito por Acker et al. (2010) conclui que os dispositivos <text:s/>movéis normalmente apresentam falhas de segurança no seu processo de desenvolvimento, sendo aconselhável que os usuários obtenham ferramentas capazes de contornar essas falhas em seus dispositivos. Com o intuito de frear a disseminação destas vulnerabilidades, foram criadas as CVEs (</text:span><text:span text:style-name="T13">Commom <text:s/>Vulnerabilities <text:s/>and <text:s/>Exposures</text:span><text:span text:style-name="T16">), uma base de dados pública e internacional que fornece informações sobre vulnerabilidades em diferentes dispositivos e plataformas móveis.</text:span></text:p>
      <text:p text:style-name="P2"/>
      <text:p text:style-name="P8"><text:s text:c="11"/>“Na prática, os atacantes utilizam diferentes ferramentas para identificar e explorar estas vulnerabilidades dos sistemas, como scanners de vulnerabilidades disponíveis no mercado e scripts automatizados de teste e invasão.” (FERRÃO;KREUTZ, 2017, p. 1)</text:p>
      <text:p text:style-name="P2"/>
      <text:p text:style-name="P9"><text:s text:c="11"/>Em Mueller e Schleier (2017), citado por Mendes (2017, p. 31) “em <text:s/>seu <text:s/>top <text:s/>10, <text:s/>a <text:s/>OWASP <text:s/>dá <text:s/>resumo <text:s/>das <text:s/>categorias <text:s/>das <text:s/>principais vulnerabilidades <text:s/>no <text:s/>Android, <text:s/>divididos <text:s/>em <text:s/>categorias <text:s/>segundo <text:s/>seu <text:s/>guia, <text:s/>o Mobile Security Testing Guide (MSTG). São elas:”</text:p>
      <text:p text:style-name="P34"><text:soft-page-break/><text:span text:style-name="T25">1.Uso Impróprio da Plataforma</text:span><text:span text:style-name="T23">: corresponde ao mal-uso de alguma feature ou falha em utilizar controles de segurança. No </text:span><text:span text:style-name="T24">Android </text:span><text:span text:style-name="T23">pode ser o mal-uso de </text:span><text:span text:style-name="T24">intents</text:span><text:span text:style-name="T23">, permissões, chamadas à API de terceiros ou até algum controle de segurança como </text:span><text:span text:style-name="T24">Keychain </text:span><text:span text:style-name="T23">(chaves de acesso privadas);</text:span></text:p>
      <text:p text:style-name="P5"/>
      <text:p text:style-name="P27"><text:span text:style-name="T25">2.Armazenamento Inseguro de Dados</text:span><text:span text:style-name="T23">: como o nome já diz, compreende o armazenamento <text:s/>de <text:s/>dados <text:s/>de <text:s/>maneira <text:s/>segura <text:s/>ou <text:s/>o <text:s/>seu <text:s/>vazamento <text:s/>não intencional. <text:s/>No <text:s/></text:span><text:span text:style-name="T24">Android</text:span><text:span text:style-name="T23">, <text:s/>os <text:s/>dados <text:s/>podem <text:s/>ser <text:s/>vazados <text:s/>por <text:s/>exemplo, <text:s/>por meio de banco de dados </text:span><text:span text:style-name="T24">SQLite</text:span><text:span text:style-name="T23">, </text:span><text:span text:style-name="T24">logs</text:span><text:span text:style-name="T23">, XMLs com dados e cartão SD;</text:span></text:p>
      <text:p text:style-name="P30"/>
      <text:p text:style-name="P27"><text:span text:style-name="T25">3.Comunicação <text:s/>Insegura</text:span><text:span text:style-name="T23">: remete <text:s/>à <text:s/>problemas <text:s/>relacionados <text:s/>ao <text:s/>tráfego <text:s/>de rede do aplicativo, geralmente por não proteger os dados que estão sendo trocados com o servidor;</text:span></text:p>
      <text:p text:style-name="P30"/>
      <text:p text:style-name="P27"><text:span text:style-name="T25">4.Autenticação <text:s text:c="2"/>Insegura</text:span><text:span text:style-name="T23">: os <text:s text:c="2"/>controles <text:s text:c="2"/>de <text:s text:c="2"/>autenticação <text:s text:c="2"/>são <text:s text:c="2"/>falhos, principalmente porque no mundo mobile, não se sabe se o usuário vai estar </text:span><text:span text:style-name="T24">online </text:span><text:span text:style-name="T23">ou </text:span><text:span text:style-name="T24">offline</text:span><text:span text:style-name="T23">, <text:s/>assim <text:s/>dando <text:s/>margem, <text:s/>por <text:s/>exemplo, <text:s/>à <text:s/>execução <text:s/>de métodos no </text:span><text:span text:style-name="T24">backend </text:span><text:span text:style-name="T23">da aplicação;</text:span></text:p>
      <text:p text:style-name="P30"/>
      <text:p text:style-name="P27"><text:span text:style-name="T25">5.Criptografia Insuficiente</text:span><text:span text:style-name="T23">: o código aplica criptografia à alguma informação sensível, porém esta criptografia é insuficiente para proteger estes dados;</text:span></text:p>
      <text:p text:style-name="P30"/>
      <text:p text:style-name="P27"><text:span text:style-name="T25">6.Autorização <text:s/>Insegura</text:span><text:span text:style-name="T23">: o <text:s/>aplicativo <text:s/>não <text:s/>faz <text:s/>as <text:s/>decisões <text:s/>corretas <text:s/>de autorização. <text:s/>Um <text:s/>exemplo <text:s/>disso <text:s/>seria <text:s/>um <text:s/>usuário <text:s/>com <text:s/>menos <text:s/>privilégio executando <text:s/>uma <text:s/>função <text:s/>de <text:s/>alto <text:s/>privilégio <text:s/>enquanto <text:s/>o <text:s/>aplicativo <text:s/>está <text:s/>em modo </text:span><text:span text:style-name="T24">offline</text:span><text:span text:style-name="T23">;</text:span></text:p>
      <text:p text:style-name="P30"/>
      <text:p text:style-name="P27"><text:span text:style-name="T25">7.Qualidade <text:s/>do <text:s/>Código</text:span><text:span text:style-name="T23">: nesta <text:s/>categoria <text:s/>haveriam <text:s/>todos <text:s/>os <text:s/>problemas relacionados à nível de implementação de código do lado do cliente, como </text:span><text:span text:style-name="T24">buffer overflows</text:span><text:span text:style-name="T23">, formatação de </text:span><text:span text:style-name="T24">string </text:span><text:span text:style-name="T23">e vários outros;</text:span></text:p>
      <text:p text:style-name="P30"/>
      <text:p text:style-name="P34"><text:span text:style-name="T25">8.Adulteração <text:s/>de <text:s/>Código</text:span><text:span text:style-name="T23">: modificação <text:s/>do <text:s/>código, <text:s/>memória <text:s/>dinâmica <text:s/>e dados <text:s/>do <text:s/>aplicativo por <text:s/>parte do <text:s/>atacante <text:s/>para <text:s/>obter <text:s/>vantagens <text:s/>pessoais ou monetárias;</text:span></text:p>
      <text:p text:style-name="P5"/>
      <text:p text:style-name="P27"><text:span text:style-name="T25">9.Engenharia <text:s/>Reversa</text:span><text:span text:style-name="T23">: compreende <text:s/>à <text:s/>análise <text:s/>de <text:s/>código <text:s/>binário, <text:s/>revelação de <text:s/>código <text:s/>fonte, <text:s/>algoritmos <text:s/>e <text:s/>outros <text:s/>recursos <text:s/>a <text:s/>nível <text:s/>de <text:s/>código <text:s/>da aplicação;</text:span></text:p>
      <text:p text:style-name="P30"/>
      <text:p text:style-name="P27"><text:span text:style-name="T25">10.Funcionalidade <text:s/>Estranha</text:span><text:span text:style-name="T23">: funcionalidades <text:s/>que <text:s/>foram <text:s/>utilizadas <text:s/>para propósitos <text:s/>de <text:s/>teste <text:s/>estão <text:s/>acidentalmente <text:s/>na <text:s/>versão <text:s/></text:span><text:span text:style-name="T24">release </text:span><text:span text:style-name="T23">(lançamento) da aplicação. (MENDES, 2017. p. 31)</text:span></text:p>
      <text:p text:style-name="P5"/>
      <text:p text:style-name="P43"/>
      <text:p text:style-name="P38">Malwares</text:p>
      <text:p text:style-name="P39"/>
      <text:p text:style-name="P35"><text:span text:style-name="T19"><text:s/></text:span><text:span text:style-name="T16">No campo da Segurança da Informação, </text:span><text:span text:style-name="T13">malwares</text:span><text:span text:style-name="T16"> são bem conhecidos e perigosos também, sendo definidos como:</text:span></text:p>
      <text:p text:style-name="P4"/>
      <text:p text:style-name="P29"><text:soft-page-break/>Programa <text:s/>malicioso, <text:s/>código <text:s/>malicioso, <text:s/>softwares <text:s/>malicioso, <text:s/>ou <text:s/>simplesmente malware, são expressões que se referem a um programa que é inserido em um sistema,normalmente de forma encoberta, com a intenção de comprometer a confidencialidade,integridade ou disponibilidade dos dados da vítima, aplicativos ou o próprio sistema operacional. (DE MELO, 2011, p. 3)</text:p>
      <text:p text:style-name="P39"/>
      <text:p text:style-name="P23"><text:span text:style-name="T16">Na visão de Fernandes Filho et al. (2011), atualmente é “ difícil ‘enquadrar’ um exemplar de </text:span><text:span text:style-name="T13">malware</text:span><text:span text:style-name="T16"> em uma única classe, devido à evolução destes códigos e à faci-lidade de se adicionar novas funcionalidades”. Para De Melo (2011), os </text:span><text:span text:style-name="T13">malwares</text:span><text:span text:style-name="T16"> podem ser divididos, inicialmente, pela sua dependência ou não do hospedeiro. Os softwares maliciosos dependentes são por exemplo: vírus, bombas lógicas e backdoors e os não-dependentes </text:span><text:span text:style-name="T13">worms </text:span><text:span text:style-name="T16"><text:s/>e zumbis. O modo como os </text:span><text:span text:style-name="T13">malwares</text:span><text:span text:style-name="T16"> se replicam também é uma outra maneira usada para a classificá-los, vírus e </text:span><text:span text:style-name="T13"><text:s/>worms </text:span><text:span text:style-name="T16"><text:s/>são programas maliciosos que conseguem se replicar, por outro lado temos bombas lógicas,</text:span><text:span text:style-name="T13"> backdoors</text:span><text:span text:style-name="T16">, zumbis, </text:span><text:span text:style-name="T13">rootkits </text:span><text:span text:style-name="T16">e </text:span><text:span text:style-name="T13">keylogger. </text:span><text:span text:style-name="T16">Existe ainda os </text:span><text:span text:style-name="T13">malwares</text:span><text:span text:style-name="T16"> híbridos, que conseguem ter mais de uma característica ao mesmo tempo.</text:span></text:p>
      <text:p text:style-name="P39"/>
      <text:p text:style-name="P23"><text:span text:style-name="T16">Para CERT.br (2018), algumas dentre as diversas formas que os </text:span><text:span text:style-name="T13">malwares</text:span><text:span text:style-name="T16"> podem infectar ou comprometer um computador ( ou um sistema computacional) são:</text:span></text:p>
      <text:p text:style-name="P45"/>
      <text:list xml:id="list2242978348" text:style-name="L8">
        <text:list-item>
          <text:p text:style-name="P52"><text:s/><text:tab/> <text:s/>Pela exploração de vulnerabilidades existentes nos programas instalados;</text:p>
        </text:list-item>
        <text:list-item>
          <text:p text:style-name="P52"><text:s text:c="6"/>Pela auto-execução de mídias removíveis infectadas;</text:p>
        </text:list-item>
        <text:list-item>
          <text:p text:style-name="P59"><text:span text:style-name="T16"><text:s text:c="6"/>Pelo acesso a páginas </text:span><text:span text:style-name="T13">Web</text:span><text:span text:style-name="T16"> maliciosas;</text:span></text:p>
        </text:list-item>
        <text:list-item>
          <text:p text:style-name="P52"><text:s text:c="6"/>Pela ação direta de atacantes ;</text:p>
        </text:list-item>
        <text:list-item>
          <text:p text:style-name="P52"><text:s text:c="6"/>Pela execução de arquivos previamente infectados.</text:p>
        </text:list-item>
      </text:list>
      <text:p text:style-name="P2"/>
      <text:p text:style-name="P2"/>
      <text:p text:style-name="P1"><text:span text:style-name="T16">Existem diversos </text:span><text:span text:style-name="T13">malwares, </text:span><text:span text:style-name="T16">cada qual com sua funcionalidade, alguns deles são citados abaixo. As <text:s/>descrições abordadas a seguir baseiam-se nas definições de De Melo (2011) e Diorio (2018).</text:span></text:p>
      <text:p text:style-name="P2"/>
      <text:p text:style-name="P8"><text:s text:c="12"/>Vírus: Normalmente, os vírus infectam arquivos hospedeiros e se propagam através da disseminação desse arquivo. Geralmente, os vírus necessitam de uma ação e propagação que seja feita por uma entidade externa, como por exemplo os usuários.</text:p>
      <text:p text:style-name="P2"/>
      <text:p text:style-name="P1"><text:span text:style-name="T16"><text:s text:c="12"/></text:span><text:span text:style-name="T13">Worm</text:span><text:span text:style-name="T16">: Esses programas maliciosos espalham-se pela rede e comumente não necessitam que o usuário o ative, como é o caso do vírus. Outra característica é que os </text:span><text:span text:style-name="T13">worms </text:span><text:span text:style-name="T16">não precisam infectar arquivos do hospedeiro para os atacar e se disseminar, como também ocorre nos vírus. E ainda existem alguns </text:span><text:span text:style-name="T13">worms que </text:span><text:span text:style-name="T16">carregam dentro de si outro tipo de </text:span><text:span text:style-name="T13">malware</text:span><text:span text:style-name="T16">, que é descarregado na vítima após o </text:span><text:span text:style-name="T13">worm </text:span><text:span text:style-name="T16">conseguir se instalar no hospedeiro com sucesso.</text:span></text:p>
      <text:p text:style-name="P2"/>
      <text:p text:style-name="P1"><text:soft-page-break/><text:span text:style-name="T16"><text:s text:c="12"/></text:span><text:span text:style-name="T13">Trojan</text:span><text:span text:style-name="T16">: Cavalos-de-Tróia são </text:span><text:span text:style-name="T13">malwares </text:span><text:span text:style-name="T16">que buscam atrair a atenção do usuário para que ele instale um software “original <text:s/>e confiável”. Essas versões apresentam a mesma interface e funcionalidade do sistema original, entretanto elas também possuem funcionalidades extras para ocultar as ações ilegais.</text:span></text:p>
      <text:p text:style-name="P2"/>
      <text:p text:style-name="P1"><text:span text:style-name="T16"><text:s text:c="12"/></text:span><text:span text:style-name="T13">Spyware: </text:span><text:span text:style-name="T16">São programas desenvolvidos para monitorar e capturar as atividades do usuário e fornecê-las à terceiros. </text:span><text:span text:style-name="T13">Spywares </text:span><text:span text:style-name="T16">podem ser legítimos ou maliciosos, isso é definido pela forma que são instalados, o que eles fazem, o tipo de informação que monitoram e como os terceiros utilizam as informações recebidas. Existem </text:span><text:span text:style-name="T13">spywares </text:span><text:span text:style-name="T16"><text:s/>que executam ações específicas, como os </text:span><text:span text:style-name="T13">keyloggers </text:span><text:span text:style-name="T16">(capturam e armazenam as teclas digitadas pelo usuário)</text:span><text:span text:style-name="T13">, screenloggers </text:span><text:span text:style-name="T16">(capturam e armazenam a tela e as posições do cursor do usuário)</text:span><text:span text:style-name="T13"> </text:span><text:span text:style-name="T16">e </text:span><text:span text:style-name="T13">adwares </text:span><text:span text:style-name="T16">(apresentam propagandas aleatórias para o usuário).</text:span></text:p>
      <text:p text:style-name="P2"/>
      <text:p text:style-name="P31"><text:span text:style-name="T13">Ransonware:</text:span><text:span text:style-name="T16"> É um programa que bloqueia os dados armazenados em um equipamento, normalmente usando criptografia, e que exige <text:s/>pagamento de resgate para que esses dados sejam liberados novamente para que o usuário os acesse.</text:span><text:span text:style-name="T13"> <text:s text:c="2"/></text:span></text:p>
      <text:p text:style-name="P33"/>
      <text:p text:style-name="P31"><text:span text:style-name="T13">Bot: </text:span><text:span text:style-name="T16">São programas que possuem mecanismos de comunicação e isso permite que os atacantes os controlem remotamente, possibilitando que eles usem a máquina infectada para executar ataques específicos, envio de </text:span><text:span text:style-name="T13">spams </text:span><text:span text:style-name="T16">ou propragação de </text:span><text:span text:style-name="T13">malwares. </text:span><text:span text:style-name="T16">Máquinas infectadas por um </text:span><text:span text:style-name="T13">bot </text:span><text:span text:style-name="T16">costumam ser chamadas de zumbi, pois são controladas remotamente sem o conhecimento do usuário final.</text:span></text:p>
      <text:p text:style-name="P33"/>
      <text:p text:style-name="P1"><text:span text:style-name="T16"><text:s text:c="12"/></text:span><text:span text:style-name="T13">Backdoor</text:span><text:span text:style-name="T16">: Tradicionalmente, as </text:span><text:span text:style-name="T13">backdoors </text:span><text:span text:style-name="T16"><text:s/>são “pontes” entre a máquina infectada e a máquina do atacante. Elas são usadas para a manutenção de uma máquina hospedeira, ou seja, para que o atacante não perca o vínculo com a máquina e tenha acesso á ela a qualquer momento.</text:span></text:p>
      <text:p text:style-name="P2"/>
      <text:p text:style-name="P1"><text:span text:style-name="T16"><text:s text:c="12"/></text:span><text:span text:style-name="T13">Downloader</text:span><text:span text:style-name="T16">: São programas que obtém acesso à rede e a usam para instalar um conjunto de outros </text:span><text:span text:style-name="T13">malwares </text:span><text:span text:style-name="T16">ou ferramentas que levem ao domínio da máquina comprometida. Para burlar os dispositivos de segurança que a vítima possui, é comum que esse software malicioso chegue ao alvo, anexado em mensagens de </text:span><text:span text:style-name="T13">email </text:span><text:span text:style-name="T16">eletrônico e ao serem executados, eles obtêm conteúdo malicioso de fontes externas ( </text:span><text:span text:style-name="T13">Internet</text:span><text:span text:style-name="T16">).</text:span></text:p>
      <text:p text:style-name="P2"/>
      <text:p text:style-name="P1"><text:span text:style-name="T16"><text:s text:c="12"/></text:span><text:span text:style-name="T13">Dropper: Droppers </text:span><text:span text:style-name="T16">são similares aos </text:span><text:span text:style-name="T13">Downloaders</text:span><text:span text:style-name="T16">, a diferença se dá pelo fato de que eles não precisam buscar conteúdo em fontes externas, o código malicioso está inserido neles, sendo considerados “instaladores”.</text:span></text:p>
      <text:p text:style-name="P2"/>
      <text:p text:style-name="P1"><text:span text:style-name="T16"><text:s text:c="12"/></text:span><text:span text:style-name="T13">Rootkit: </text:span><text:span text:style-name="T16">São um conjunto de programas que permitem a ocultação da presença do invasor ou de um código malicioso. O objetivo de um </text:span><text:span text:style-name="T13">rootkit </text:span><text:span text:style-name="T16">é permanecer em uma máquina residindo no sistema sem ser encontrado, podendo conter </text:span><text:span text:style-name="T13">exploits </text:span><text:span text:style-name="T16">e outros </text:span><text:span text:style-name="T13">malwares</text:span></text:p>
      <text:p text:style-name="P37"><text:soft-page-break/><text:s text:c="4"/></text:p>
      <text:p text:style-name="P36"><text:span text:style-name="T16">Para Diorio (2018), “ à <text:s/>medida <text:s/>que <text:s/>os </text:span><text:span text:style-name="T13">malwares </text:span><text:span text:style-name="T16">evoluem, outras <text:s/>classificações <text:s/>podem <text:s/>surgir <text:s/>ao <text:s/>longo <text:s/>do <text:s/>tempo. <text:s/>Além <text:s/>disso, <text:s/>um </text:span><text:span text:style-name="T13">malware </text:span><text:span text:style-name="T16">pode conter <text:s/>funcionalidades <text:s/>de <text:s/>múltiplas <text:s/>classes, <text:s/>tornando-o <text:s/>mais <text:s/>complexo <text:s/>e <text:s/>difícil <text:s/>de <text:s/>ser detectado <text:s/>e <text:s/>neutralizado”. </text:span></text:p>
      <text:p text:style-name="P37"><text:s text:c="3"/></text:p>
      <text:p text:style-name="P24"><text:s text:c="4"/></text:p>
      <text:p text:style-name="P26"/>
      <text:p text:style-name="P26"/>
      <text:p text:style-name="P46">Referências</text:p>
      <text:p text:style-name="P2"/>
      <text:p text:style-name="P24">ACKER, Eduardo Verruck; WEBER, Taisy Silva; CECHIN, Sergio Luis. Injeção de falhas para validar aplicações em ambientes móveis. In: Workshop de Testes e Tolerância a Falhas. 2010. p. 61-74.</text:p>
      <text:p text:style-name="P26"/>
      <text:p text:style-name="P23"><text:span text:style-name="T16">AVIZIENIS, Algirdas et al. Basic concepts and taxonomy of dependable and secure computing. </text:span><text:span text:style-name="T19">IEEE transactions on dependable and secure computing</text:span><text:span text:style-name="T16">, v. 1, n. 1, 2004.</text:span></text:p>
      <text:p text:style-name="P26"/>
      <text:p text:style-name="P23"><text:span text:style-name="T16">CERT.br (2018). Cartilha <text:s text:c="4"/>de <text:s text:c="4"/>Segurança <text:s text:c="4"/>para <text:s text:c="4"/>Internet. <text:s text:c="4"/>Disponível <text:s text:c="4"/>em: <text:s/></text:span><text:a xlink:type="simple" xlink:href="https://cartilha.cert.br/" text:style-name="Internet_20_link" text:visited-style-name="Visited_20_Internet_20_Link"><text:span text:style-name="T64">https://cartilha.cert.br/</text:span></text:a><text:span text:style-name="T16">. Acesso em 30 mar. 2020.</text:span></text:p>
      <text:p text:style-name="P2"/>
      <text:p text:style-name="P24">De Melo, L. P., Amaral, D. M., Sakakibara, F., de Almeida, A. R., de Sousa Jr, R. T., &amp; Nascimento, A. (2011). Análise de Malware: Investigação de Códigos Maliciosos Através de uma Abordagem Prática. Minicursos do XI Simpósio Brasileiro de Segurança daInformação e de Sistemas Computacionais (SBSeg).</text:p>
      <text:p text:style-name="P26"/>
      <text:p text:style-name="P24">DIORIO, Rafael Fernando et al. Segurança da Informação e de Sistemas Computacionais: Um Estudo Prático sobre Ataques Utilizando Malwares. Anais SULCOMP, v. 9, 2018.</text:p>
      <text:p text:style-name="P26"/>
      <text:p text:style-name="P24">Fernandes <text:s/>Filho, <text:s/>D. <text:s/>S., <text:s/>Afonso, <text:s/>V. <text:s/>M., <text:s/>Martins, <text:s/>V. <text:s/>F., Grégio, A.R.A., <text:s/>Geus,P.L.,Jino,M., dos <text:s/>Santos, <text:s/>R. <text:s/>D. <text:s/>C.(2011). <text:s/>Técnicas para Análise Dinâmica de Malware. XI <text:s/>Simpósio <text:s/>Brasileiro <text:s/>em Segurança <text:s/>da <text:s/>Informação <text:s/>e <text:s/>de <text:s/>Sistemas <text:s/>Computacionais (SBSeg).</text:p>
      <text:p text:style-name="P26"/>
      <text:p text:style-name="P24">FERRAO, Isadora Garcia; KREUTZ, Diego. Segurança na web: análise black-box de scanners de vulnerabilidades. 1a Escola Regional de Engenharia de Software (ERES), p. 135-142, 2017.</text:p>
      <text:p text:style-name="P26"/>
      <text:p text:style-name="P23"><text:soft-page-break/><text:span text:style-name="T16">GOODRICH, Michael T.; TAMASSIA, Roberto. </text:span><text:span text:style-name="T19">Introduction to computer security</text:span><text:span text:style-name="T16">. Pearson, 2011.</text:span></text:p>
      <text:p text:style-name="P26"/>
      <text:p text:style-name="P23"><text:span text:style-name="T16">IETF. IETF. Internet Engineering Task Force RFC 2828 Internet Security Glossary, <text:s/>maio <text:s/>2000. Disponivel <text:s/>em: <text:s/></text:span><text:a xlink:type="simple" xlink:href="https://tools.ietf.org/html/rfc2828" text:style-name="Internet_20_link" text:visited-style-name="Visited_20_Internet_20_Link"><text:span text:style-name="T64">https://tools.ietf.org/html/rfc2828</text:span></text:a><text:span text:style-name="T16">. <text:s/>Acesso em: 01 abr. 2020.</text:span></text:p>
      <text:p text:style-name="P26"/>
      <text:p text:style-name="P24">MARCIANO, João Luiz Pereira. Segurança da informação: uma abordagem social. 2006.</text:p>
      <text:p text:style-name="P26"/>
      <text:p text:style-name="P24">MENDES, DIMAS ALBUQUERQUE. Análise de Vulnerabilidades em <text:s/>Aplicações Android com o Uso de Ferrramentas de Teste de Intrusão e a Metodologia OWASP. 2017.</text:p>
      <text:p text:style-name="P2"/>
      <text:p text:style-name="P23"><text:span text:style-name="T65">QUINTÃO, <text:s/>P. <text:s/>MISAGHI, <text:s/>M. <text:s/>P. <text:s/>S. <text:s/>C. <text:s/>C. <text:s/>S. <text:s/>NOVAIS, <text:s/>E. <text:s/>B. -Análise <text:s/>dos <text:s/>Desafios <text:s/>e Melhores <text:s/>Práticas <text:s/>Para <text:s/>Resguardar <text:s/>a <text:s/>Segurança <text:s/>e <text:s/>Privacidade <text:s/>dos <text:s/>Dispositivos Móveis no Uso das Redes Sociais -2010. Disponível em: </text:span><text:a xlink:type="simple" xlink:href="https://www.researchgate.net/profile/Mehran_Misaghi/publication/274706269_ANLISE_DOS_DESAFIOS_E_MELHORES_PRTICAS_PARA_RESGUARDAR_A_SEGURANA_E_PRIVACIDADE_DOS_DISPOSITIVOS_MVEIS_NO_USO_DAS_REDES_SOCIAIS/links/5526703b0cf21e126f9dafa2.pdf." text:style-name="Internet_20_link" text:visited-style-name="Visited_20_Internet_20_Link"><text:span text:style-name="T66">https://www.researchgate.net/profile/Mehran_Misaghi/publication/274706269_ANL HYPERLINK "https://www.researchgate.net/profile/Mehran_Misaghi/publication/274706269_ANLISE_DOS_DESAFIOS_E_MELHORES_PRTICAS_PARA_RESGUARDAR_A_SEGURANA_E_PRIVACIDADE_DOS_DISPOSITIVOS_MVEIS_NO_USO_DAS_REDES_SOCIAIS/links/5526703b0cf21e126f9dafa2.pdf."ISE_DOS_DESAFIOS_E_MELHORES_PRTICAS_PARA_RESGUARDAR_A_SEGURANA_E_PRIVACIDADE_DOS_DISPOSITIVOS_MVEIS_NO_USO_DAS_REDES_SOCIAIS/links/5526703b0cf21e126f9dafa2.pdf.</text:span></text:a><text:span text:style-name="T65"> </text:span><text:span text:style-name="T16"><text:s/>Acesso em 01/04/2020</text:span></text:p>
      <text:p text:style-name="P26"/>
      <text:p text:style-name="P24">SCHELL, Roger R. Information security: science, pseudoscience, and flying pigs. In: Seventeenth Annual Computer Security Applications Conference. IEEE, 2001. p. 205-216.</text:p>
      <text:p text:style-name="P26"/>
      <text:p text:style-name="P24">STONEBURNER, Gary; GOGUEN, Alice; FERINGA, Alexis. Risk management guide for information technology systems. Nist special publication, v. 800, n. 30, 20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1" svg:font-family="Calibri"/>
    <style:font-face style:name="Liberation Serif" svg:font-family="'Liberation Serif'"/>
    <style:font-face style:name="Symbol" svg:font-family="Symbol"/>
    <style:font-face style:name="arial" svg:font-family="arial" style:font-family-generic="swiss"/>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07T00:53:26.716790357</dc:date>
    <meta:editing-duration>PT1H4S</meta:editing-duration>
    <meta:editing-cycles>6</meta:editing-cycles>
    <meta:generator>LibreOffice/6.0.7.3$Linux_X86_64 LibreOffice_project/00m0$Build-3</meta:generator>
    <meta:document-statistic meta:table-count="0" meta:image-count="0" meta:object-count="0" meta:page-count="12" meta:paragraph-count="128" meta:word-count="3731" meta:character-count="25827" meta:non-whitespace-character-count="21520"/>
  </office:meta>
</office:document-meta>
</file>